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kill_5f_mean">
      <style:table-properties table:display="true" style:writing-mode="lr-tb"/>
    </style:style>
    <style:style style:name="ta2" style:family="table" style:master-page-name="PageStyle_5f_skill_5f_per_5f_horizon">
      <style:table-properties table:display="true" style:writing-mode="lr-tb"/>
    </style:style>
    <style:style style:name="ta3" style:family="table" style:master-page-name="PageStyle_5f_rmse_5f_per_5f_horizon">
      <style:table-properties table:display="true" style:writing-mode="lr-tb"/>
    </style:style>
    <style:style style:name="ta4" style:family="table" style:master-page-name="PageStyle_5f_exclude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ill_me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-0.876225701084232" calcext:value-type="float">
            <text:p>-0.876225701084232</text:p>
          </table:table-cell>
          <table:table-cell office:value-type="float" office:value="0" calcext:value-type="float">
            <text:p>0</text:p>
          </table:table-cell>
          <table:table-cell office:value-type="float" office:value="-0.111492252796116" calcext:value-type="float">
            <text:p>-0.111492252796116</text:p>
          </table:table-cell>
          <table:table-cell office:value-type="float" office:value="-0.662202664453926" calcext:value-type="float">
            <text:p>-0.662202664453926</text:p>
          </table:table-cell>
          <table:table-cell office:value-type="float" office:value="-0.0120473367876739" calcext:value-type="float">
            <text:p>-0.012047336787674</text:p>
          </table:table-cell>
          <table:table-cell table:number-columns-repeated="2" office:value-type="float" office:value="-0.876225701084232" calcext:value-type="float">
            <text:p>-0.876225701084232</text:p>
          </table:table-cell>
          <table:table-cell office:value-type="float" office:value="-1.32165442967531" calcext:value-type="float">
            <text:p>-1.32165442967531</text:p>
          </table:table-cell>
          <table:table-cell office:value-type="float" office:value="-1.40101251939049" calcext:value-type="float">
            <text:p>-1.40101251939049</text:p>
          </table:table-cell>
          <table:table-cell office:value-type="float" office:value="-0.0120473367876739" calcext:value-type="float">
            <text:p>-0.012047336787674</text:p>
          </table:table-cell>
          <table:table-cell office:value-type="float" office:value="-0.614913364314388" calcext:value-type="float">
            <text:p>-0.614913364314388</text:p>
          </table:table-cell>
          <table:table-cell office:value-type="float" office:value="0.54599243589157" calcext:value-type="float">
            <text:p>0.5459924358915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float" office:value="-1.08052227959969" calcext:value-type="float">
            <text:p>-1.08052227959969</text:p>
          </table:table-cell>
          <table:table-cell office:value-type="float" office:value="-0.778019058037965" calcext:value-type="float">
            <text:p>-0.778019058037965</text:p>
          </table:table-cell>
          <table:table-cell office:value-type="float" office:value="-0.63760893857322" calcext:value-type="float">
            <text:p>-0.63760893857322</text:p>
          </table:table-cell>
          <table:table-cell office:value-type="float" office:value="-0.669081079169595" calcext:value-type="float">
            <text:p>-0.669081079169595</text:p>
          </table:table-cell>
          <table:table-cell office:value-type="float" office:value="0.0158048199207062" calcext:value-type="float">
            <text:p>0.015804819920706</text:p>
          </table:table-cell>
          <table:table-cell office:value-type="float" office:value="-0.0142316034941331" calcext:value-type="float">
            <text:p>-0.014231603494133</text:p>
          </table:table-cell>
          <table:table-cell office:value-type="float" office:value="-1.64355933906422" calcext:value-type="float">
            <text:p>-1.64355933906422</text:p>
          </table:table-cell>
          <table:table-cell office:value-type="float" office:value="-0.230219624554767" calcext:value-type="float">
            <text:p>-0.230219624554767</text:p>
          </table:table-cell>
          <table:table-cell office:value-type="float" office:value="-0.0383548148085749" calcext:value-type="float">
            <text:p>-0.038354814808575</text:p>
          </table:table-cell>
          <table:table-cell office:value-type="float" office:value="-0.388970891863438" calcext:value-type="float">
            <text:p>-0.388970891863438</text:p>
          </table:table-cell>
          <table:table-cell office:value-type="float" office:value="-0.546476280924489" calcext:value-type="float">
            <text:p>-0.546476280924489</text:p>
          </table:table-cell>
          <table:table-cell office:value-type="float" office:value="0.5321031226562" calcext:value-type="float">
            <text:p>0.5321031226562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float" office:value="-1.54956184887729" calcext:value-type="float">
            <text:p>-1.54956184887729</text:p>
          </table:table-cell>
          <table:table-cell office:value-type="float" office:value="-3.63401573640528" calcext:value-type="float">
            <text:p>-3.63401573640528</text:p>
          </table:table-cell>
          <table:table-cell office:value-type="float" office:value="-0.292792039417411" calcext:value-type="float">
            <text:p>-0.292792039417411</text:p>
          </table:table-cell>
          <table:table-cell office:value-type="float" office:value="-1.25975742723881" calcext:value-type="float">
            <text:p>-1.25975742723881</text:p>
          </table:table-cell>
          <table:table-cell office:value-type="float" office:value="-3.93899841337523" calcext:value-type="float">
            <text:p>-3.93899841337523</text:p>
          </table:table-cell>
          <table:table-cell office:value-type="float" office:value="-0.915660768786733" calcext:value-type="float">
            <text:p>-0.915660768786733</text:p>
          </table:table-cell>
          <table:table-cell office:value-type="float" office:value="-1.59686195683937" calcext:value-type="float">
            <text:p>-1.59686195683937</text:p>
          </table:table-cell>
          <table:table-cell office:value-type="float" office:value="-0.995665209074198" calcext:value-type="float">
            <text:p>-0.995665209074198</text:p>
          </table:table-cell>
          <table:table-cell office:value-type="float" office:value="-4.58558109434677" calcext:value-type="float">
            <text:p>-4.58558109434677</text:p>
          </table:table-cell>
          <table:table-cell office:value-type="float" office:value="-1.33388926323261" calcext:value-type="float">
            <text:p>-1.33388926323261</text:p>
          </table:table-cell>
          <table:table-cell office:value-type="float" office:value="-2.01027837575937" calcext:value-type="float">
            <text:p>-2.01027837575937</text:p>
          </table:table-cell>
          <table:table-cell office:value-type="float" office:value="1.47460020082795" calcext:value-type="float">
            <text:p>1.4746002008279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float" office:value="-3.10970849814767" calcext:value-type="float">
            <text:p>-3.10970849814767</text:p>
          </table:table-cell>
          <table:table-cell office:value-type="float" office:value="-2.39503860000256" calcext:value-type="float">
            <text:p>-2.39503860000256</text:p>
          </table:table-cell>
          <table:table-cell office:value-type="float" office:value="-3.46722657971599" calcext:value-type="float">
            <text:p>-3.46722657971599</text:p>
          </table:table-cell>
          <table:table-cell office:value-type="float" office:value="-0.978029298944816" calcext:value-type="float">
            <text:p>-0.978029298944816</text:p>
          </table:table-cell>
          <table:table-cell office:value-type="float" office:value="-1.42412866581875" calcext:value-type="float">
            <text:p>-1.42412866581875</text:p>
          </table:table-cell>
          <table:table-cell office:value-type="float" office:value="-4.42220357703381" calcext:value-type="float">
            <text:p>-4.42220357703381</text:p>
          </table:table-cell>
          <table:table-cell office:value-type="float" office:value="-7.53125737201975" calcext:value-type="float">
            <text:p>-7.53125737201975</text:p>
          </table:table-cell>
          <table:table-cell office:value-type="float" office:value="-2.67792682174758" calcext:value-type="float">
            <text:p>-2.67792682174758</text:p>
          </table:table-cell>
          <table:table-cell office:value-type="float" office:value="-1.80401002359017" calcext:value-type="float">
            <text:p>-1.80401002359017</text:p>
          </table:table-cell>
          <table:table-cell office:value-type="float" office:value="-1.47432834963863" calcext:value-type="float">
            <text:p>-1.47432834963863</text:p>
          </table:table-cell>
          <table:table-cell office:value-type="float" office:value="-2.92838577866597" calcext:value-type="float">
            <text:p>-2.92838577866597</text:p>
          </table:table-cell>
          <table:table-cell office:value-type="float" office:value="1.930271093921" calcext:value-type="float">
            <text:p>1.930271093921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float" office:value="-2.25771240578712" calcext:value-type="float">
            <text:p>-2.25771240578712</text:p>
          </table:table-cell>
          <table:table-cell office:value-type="float" office:value="-3.48580638737846" calcext:value-type="float">
            <text:p>-3.48580638737846</text:p>
          </table:table-cell>
          <table:table-cell office:value-type="float" office:value="-1.79773068855267" calcext:value-type="float">
            <text:p>-1.79773068855267</text:p>
          </table:table-cell>
          <table:table-cell office:value-type="float" office:value="-3.13643369525741" calcext:value-type="float">
            <text:p>-3.13643369525741</text:p>
          </table:table-cell>
          <table:table-cell office:value-type="float" office:value="-1.70424135744162" calcext:value-type="float">
            <text:p>-1.70424135744162</text:p>
          </table:table-cell>
          <table:table-cell office:value-type="float" office:value="-4.44550767712416" calcext:value-type="float">
            <text:p>-4.44550767712416</text:p>
          </table:table-cell>
          <table:table-cell office:value-type="float" office:value="-4.08850055790412" calcext:value-type="float">
            <text:p>-4.08850055790412</text:p>
          </table:table-cell>
          <table:table-cell office:value-type="float" office:value="-0.684385928868847" calcext:value-type="float">
            <text:p>-0.684385928868847</text:p>
          </table:table-cell>
          <table:table-cell office:value-type="float" office:value="-4.62820887924155" calcext:value-type="float">
            <text:p>-4.62820887924155</text:p>
          </table:table-cell>
          <table:table-cell office:value-type="float" office:value="-1.54923258120358" calcext:value-type="float">
            <text:p>-1.54923258120358</text:p>
          </table:table-cell>
          <table:table-cell office:value-type="float" office:value="-2.77777601587595" calcext:value-type="float">
            <text:p>-2.77777601587595</text:p>
          </table:table-cell>
          <table:table-cell office:value-type="float" office:value="1.36741461366738" calcext:value-type="float">
            <text:p>1.36741461366738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float" office:value="-6.92929116433471" calcext:value-type="float">
            <text:p>-6.92929116433471</text:p>
          </table:table-cell>
          <table:table-cell office:value-type="float" office:value="-4.95863229555211" calcext:value-type="float">
            <text:p>-4.95863229555211</text:p>
          </table:table-cell>
          <table:table-cell office:value-type="float" office:value="-3.76589654037439" calcext:value-type="float">
            <text:p>-3.76589654037439</text:p>
          </table:table-cell>
          <table:table-cell office:value-type="float" office:value="-2.36306639805991" calcext:value-type="float">
            <text:p>-2.36306639805991</text:p>
          </table:table-cell>
          <table:table-cell office:value-type="float" office:value="-9.5539867913135" calcext:value-type="float">
            <text:p>-9.5539867913135</text:p>
          </table:table-cell>
          <table:table-cell office:value-type="float" office:value="-5.84191070837281" calcext:value-type="float">
            <text:p>-5.84191070837281</text:p>
          </table:table-cell>
          <table:table-cell office:value-type="float" office:value="-1.38709580741472" calcext:value-type="float">
            <text:p>-1.38709580741472</text:p>
          </table:table-cell>
          <table:table-cell office:value-type="float" office:value="-2.14923914807891" calcext:value-type="float">
            <text:p>-2.14923914807891</text:p>
          </table:table-cell>
          <table:table-cell office:value-type="float" office:value="-6.98382607827257" calcext:value-type="float">
            <text:p>-6.98382607827257</text:p>
          </table:table-cell>
          <table:table-cell office:value-type="float" office:value="-4.28290476448326" calcext:value-type="float">
            <text:p>-4.28290476448326</text:p>
          </table:table-cell>
          <table:table-cell office:value-type="float" office:value="-4.82158496962569" calcext:value-type="float">
            <text:p>-4.82158496962569</text:p>
          </table:table-cell>
          <table:table-cell office:value-type="float" office:value="2.55949868322401" calcext:value-type="float">
            <text:p>2.55949868322401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float" office:value="-5.48031393865401" calcext:value-type="float">
            <text:p>-5.48031393865401</text:p>
          </table:table-cell>
          <table:table-cell office:value-type="float" office:value="-12.6743388757544" calcext:value-type="float">
            <text:p>-12.6743388757544</text:p>
          </table:table-cell>
          <table:table-cell office:value-type="float" office:value="-4.02866065667327" calcext:value-type="float">
            <text:p>-4.02866065667327</text:p>
          </table:table-cell>
          <table:table-cell office:value-type="float" office:value="-6.33785299994722" calcext:value-type="float">
            <text:p>-6.33785299994722</text:p>
          </table:table-cell>
          <table:table-cell office:value-type="float" office:value="-4.18649418712329" calcext:value-type="float">
            <text:p>-4.18649418712329</text:p>
          </table:table-cell>
          <table:table-cell office:value-type="float" office:value="-1.96712584313274" calcext:value-type="float">
            <text:p>-1.96712584313274</text:p>
          </table:table-cell>
          <table:table-cell office:value-type="float" office:value="-4.30520970646121" calcext:value-type="float">
            <text:p>-4.30520970646121</text:p>
          </table:table-cell>
          <table:table-cell office:value-type="float" office:value="-9.69186138573066" calcext:value-type="float">
            <text:p>-9.69186138573066</text:p>
          </table:table-cell>
          <table:table-cell office:value-type="float" office:value="-8.60943392512049" calcext:value-type="float">
            <text:p>-8.60943392512049</text:p>
          </table:table-cell>
          <table:table-cell office:value-type="float" office:value="-4.37859942690708" calcext:value-type="float">
            <text:p>-4.37859942690708</text:p>
          </table:table-cell>
          <table:table-cell office:value-type="float" office:value="-6.16598909455044" calcext:value-type="float">
            <text:p>-6.16598909455044</text:p>
          </table:table-cell>
          <table:table-cell office:value-type="float" office:value="3.23238456610547" calcext:value-type="float">
            <text:p>3.23238456610547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float" office:value="-5.1489562984265" calcext:value-type="float">
            <text:p>-5.1489562984265</text:p>
          </table:table-cell>
          <table:table-cell office:value-type="float" office:value="-4.94308917905305" calcext:value-type="float">
            <text:p>-4.94308917905305</text:p>
          </table:table-cell>
          <table:table-cell office:value-type="float" office:value="-9.76451934888891" calcext:value-type="float">
            <text:p>-9.76451934888891</text:p>
          </table:table-cell>
          <table:table-cell office:value-type="float" office:value="-12.866932744814" calcext:value-type="float">
            <text:p>-12.866932744814</text:p>
          </table:table-cell>
          <table:table-cell office:value-type="float" office:value="-3.14972787296281" calcext:value-type="float">
            <text:p>-3.14972787296281</text:p>
          </table:table-cell>
          <table:table-cell office:value-type="float" office:value="-13.097360874578" calcext:value-type="float">
            <text:p>-13.097360874578</text:p>
          </table:table-cell>
          <table:table-cell office:value-type="float" office:value="-8.94011606670227" calcext:value-type="float">
            <text:p>-8.94011606670227</text:p>
          </table:table-cell>
          <table:table-cell office:value-type="float" office:value="-10.4681871254043" calcext:value-type="float">
            <text:p>-10.4681871254043</text:p>
          </table:table-cell>
          <table:table-cell office:value-type="float" office:value="-6.80319917649178" calcext:value-type="float">
            <text:p>-6.80319917649178</text:p>
          </table:table-cell>
          <table:table-cell office:value-type="float" office:value="-3.69106763502148" calcext:value-type="float">
            <text:p>-3.69106763502148</text:p>
          </table:table-cell>
          <table:table-cell office:value-type="float" office:value="-7.88731563223431" calcext:value-type="float">
            <text:p>-7.88731563223431</text:p>
          </table:table-cell>
          <table:table-cell office:value-type="float" office:value="3.66105575236386" calcext:value-type="float">
            <text:p>3.66105575236386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float" office:value="-8.95790352577457" calcext:value-type="float">
            <text:p>-8.95790352577457</text:p>
          </table:table-cell>
          <table:table-cell office:value-type="float" office:value="-9.92680777124191" calcext:value-type="float">
            <text:p>-9.92680777124191</text:p>
          </table:table-cell>
          <table:table-cell office:value-type="float" office:value="-10.3063337677868" calcext:value-type="float">
            <text:p>-10.3063337677868</text:p>
          </table:table-cell>
          <table:table-cell office:value-type="float" office:value="-5.23012560623693" calcext:value-type="float">
            <text:p>-5.23012560623693</text:p>
          </table:table-cell>
          <table:table-cell office:value-type="float" office:value="-10.485588157992" calcext:value-type="float">
            <text:p>-10.485588157992</text:p>
          </table:table-cell>
          <table:table-cell office:value-type="float" office:value="-7.5662244139279" calcext:value-type="float">
            <text:p>-7.5662244139279</text:p>
          </table:table-cell>
          <table:table-cell office:value-type="float" office:value="-4.62977650135739" calcext:value-type="float">
            <text:p>-4.62977650135739</text:p>
          </table:table-cell>
          <table:table-cell office:value-type="float" office:value="-12.9666061476377" calcext:value-type="float">
            <text:p>-12.9666061476377</text:p>
          </table:table-cell>
          <table:table-cell office:value-type="float" office:value="-9.30600931584425" calcext:value-type="float">
            <text:p>-9.30600931584425</text:p>
          </table:table-cell>
          <table:table-cell office:value-type="float" office:value="-9.83246408620675" calcext:value-type="float">
            <text:p>-9.83246408620675</text:p>
          </table:table-cell>
          <table:table-cell office:value-type="float" office:value="-8.92078392940062" calcext:value-type="float">
            <text:p>-8.92078392940062</text:p>
          </table:table-cell>
          <table:table-cell office:value-type="float" office:value="2.50773457478902" calcext:value-type="float">
            <text:p>2.50773457478902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float" office:value="-10.7068245600481" calcext:value-type="float">
            <text:p>-10.7068245600481</text:p>
          </table:table-cell>
          <table:table-cell office:value-type="float" office:value="-9.00505282554635" calcext:value-type="float">
            <text:p>-9.00505282554635</text:p>
          </table:table-cell>
          <table:table-cell office:value-type="float" office:value="-7.68717005650498" calcext:value-type="float">
            <text:p>-7.68717005650498</text:p>
          </table:table-cell>
          <table:table-cell office:value-type="float" office:value="-9.1496635997726" calcext:value-type="float">
            <text:p>-9.1496635997726</text:p>
          </table:table-cell>
          <table:table-cell office:value-type="float" office:value="-7.56828493858014" calcext:value-type="float">
            <text:p>-7.56828493858014</text:p>
          </table:table-cell>
          <table:table-cell office:value-type="float" office:value="-8.27019979996034" calcext:value-type="float">
            <text:p>-8.27019979996034</text:p>
          </table:table-cell>
          <table:table-cell office:value-type="float" office:value="-3.84289957714799" calcext:value-type="float">
            <text:p>-3.84289957714799</text:p>
          </table:table-cell>
          <table:table-cell office:value-type="float" office:value="-8.23506353387996" calcext:value-type="float">
            <text:p>-8.23506353387996</text:p>
          </table:table-cell>
          <table:table-cell office:value-type="float" office:value="-8.93631512768438" calcext:value-type="float">
            <text:p>-8.93631512768438</text:p>
          </table:table-cell>
          <table:table-cell office:value-type="float" office:value="-15.0200330418385" calcext:value-type="float">
            <text:p>-15.0200330418385</text:p>
          </table:table-cell>
          <table:table-cell office:value-type="float" office:value="-8.84215070609633" calcext:value-type="float">
            <text:p>-8.84215070609633</text:p>
          </table:table-cell>
          <table:table-cell office:value-type="float" office:value="2.79718342013789" calcext:value-type="float">
            <text:p>2.79718342013789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float" office:value="-15.3602449897449" calcext:value-type="float">
            <text:p>-15.3602449897449</text:p>
          </table:table-cell>
          <table:table-cell office:value-type="float" office:value="-16.7730784162401" calcext:value-type="float">
            <text:p>-16.7730784162401</text:p>
          </table:table-cell>
          <table:table-cell office:value-type="float" office:value="-5.61579857970859" calcext:value-type="float">
            <text:p>-5.61579857970859</text:p>
          </table:table-cell>
          <table:table-cell office:value-type="float" office:value="-11.9256934756866" calcext:value-type="float">
            <text:p>-11.9256934756866</text:p>
          </table:table-cell>
          <table:table-cell office:value-type="float" office:value="-6.95905076371739" calcext:value-type="float">
            <text:p>-6.95905076371739</text:p>
          </table:table-cell>
          <table:table-cell office:value-type="float" office:value="-12.7007233280967" calcext:value-type="float">
            <text:p>-12.7007233280967</text:p>
          </table:table-cell>
          <table:table-cell office:value-type="float" office:value="-7.45886489966745" calcext:value-type="float">
            <text:p>-7.45886489966745</text:p>
          </table:table-cell>
          <table:table-cell office:value-type="float" office:value="-11.1185397294096" calcext:value-type="float">
            <text:p>-11.1185397294096</text:p>
          </table:table-cell>
          <table:table-cell office:value-type="float" office:value="-11.6431300235367" calcext:value-type="float">
            <text:p>-11.6431300235367</text:p>
          </table:table-cell>
          <table:table-cell office:value-type="float" office:value="-8.61222962576611" calcext:value-type="float">
            <text:p>-8.61222962576611</text:p>
          </table:table-cell>
          <table:table-cell office:value-type="float" office:value="-10.8167353831574" calcext:value-type="float">
            <text:p>-10.8167353831574</text:p>
          </table:table-cell>
          <table:table-cell office:value-type="float" office:value="3.6475460326153" calcext:value-type="float">
            <text:p>3.6475460326153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float" office:value="-17.3991672019506" calcext:value-type="float">
            <text:p>-17.3991672019506</text:p>
          </table:table-cell>
          <table:table-cell office:value-type="float" office:value="-17.6059534283461" calcext:value-type="float">
            <text:p>-17.6059534283461</text:p>
          </table:table-cell>
          <table:table-cell office:value-type="float" office:value="-15.3147608506684" calcext:value-type="float">
            <text:p>-15.3147608506684</text:p>
          </table:table-cell>
          <table:table-cell office:value-type="float" office:value="-11.7728345816536" calcext:value-type="float">
            <text:p>-11.7728345816536</text:p>
          </table:table-cell>
          <table:table-cell office:value-type="float" office:value="-14.5632874710414" calcext:value-type="float">
            <text:p>-14.5632874710414</text:p>
          </table:table-cell>
          <table:table-cell office:value-type="float" office:value="-8.84800247857723" calcext:value-type="float">
            <text:p>-8.84800247857723</text:p>
          </table:table-cell>
          <table:table-cell office:value-type="float" office:value="-6.04724514309641" calcext:value-type="float">
            <text:p>-6.04724514309641</text:p>
          </table:table-cell>
          <table:table-cell office:value-type="float" office:value="-12.025550293614" calcext:value-type="float">
            <text:p>-12.025550293614</text:p>
          </table:table-cell>
          <table:table-cell office:value-type="float" office:value="-15.4360793361121" calcext:value-type="float">
            <text:p>-15.4360793361121</text:p>
          </table:table-cell>
          <table:table-cell office:value-type="float" office:value="-18.0296729621511" calcext:value-type="float">
            <text:p>-18.0296729621511</text:p>
          </table:table-cell>
          <table:table-cell office:value-type="float" office:value="-13.7042553747211" calcext:value-type="float">
            <text:p>-13.7042553747211</text:p>
          </table:table-cell>
          <table:table-cell office:value-type="float" office:value="3.98158499413742" calcext:value-type="float">
            <text:p>3.98158499413742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float" office:value="-7.98887314796458" calcext:value-type="float">
            <text:p>-7.98887314796458</text:p>
          </table:table-cell>
          <table:table-cell office:value-type="float" office:value="-9.96300822814463" calcext:value-type="float">
            <text:p>-9.96300822814463</text:p>
          </table:table-cell>
          <table:table-cell office:value-type="float" office:value="-8.70896134378689" calcext:value-type="float">
            <text:p>-8.70896134378689</text:p>
          </table:table-cell>
          <table:table-cell office:value-type="float" office:value="-10.3966251421109" calcext:value-type="float">
            <text:p>-10.3966251421109</text:p>
          </table:table-cell>
          <table:table-cell office:value-type="float" office:value="-13.1973054497217" calcext:value-type="float">
            <text:p>-13.1973054497217</text:p>
          </table:table-cell>
          <table:table-cell office:value-type="float" office:value="-11.0111888050863" calcext:value-type="float">
            <text:p>-11.0111888050863</text:p>
          </table:table-cell>
          <table:table-cell office:value-type="float" office:value="-15.7014368125516" calcext:value-type="float">
            <text:p>-15.7014368125516</text:p>
          </table:table-cell>
          <table:table-cell office:value-type="float" office:value="-13.8993769994888" calcext:value-type="float">
            <text:p>-13.8993769994888</text:p>
          </table:table-cell>
          <table:table-cell office:value-type="float" office:value="-14.6563400289947" calcext:value-type="float">
            <text:p>-14.6563400289947</text:p>
          </table:table-cell>
          <table:table-cell office:value-type="float" office:value="-10.4604687293153" calcext:value-type="float">
            <text:p>-10.4604687293153</text:p>
          </table:table-cell>
          <table:table-cell office:value-type="float" office:value="-11.5983584687165" calcext:value-type="float">
            <text:p>-11.5983584687165</text:p>
          </table:table-cell>
          <table:table-cell office:value-type="float" office:value="2.60710387515179" calcext:value-type="float">
            <text:p>2.60710387515179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float" office:value="-17.0567708851778" calcext:value-type="float">
            <text:p>-17.0567708851778</text:p>
          </table:table-cell>
          <table:table-cell office:value-type="float" office:value="-16.0485279289855" calcext:value-type="float">
            <text:p>-16.0485279289855</text:p>
          </table:table-cell>
          <table:table-cell office:value-type="float" office:value="-19.1955252271877" calcext:value-type="float">
            <text:p>-19.1955252271877</text:p>
          </table:table-cell>
          <table:table-cell office:value-type="float" office:value="-19.8897359339358" calcext:value-type="float">
            <text:p>-19.8897359339358</text:p>
          </table:table-cell>
          <table:table-cell office:value-type="float" office:value="-13.5413011246926" calcext:value-type="float">
            <text:p>-13.5413011246926</text:p>
          </table:table-cell>
          <table:table-cell office:value-type="float" office:value="-14.7890936489286" calcext:value-type="float">
            <text:p>-14.7890936489286</text:p>
          </table:table-cell>
          <table:table-cell office:value-type="float" office:value="-21.504977216169" calcext:value-type="float">
            <text:p>-21.504977216169</text:p>
          </table:table-cell>
          <table:table-cell office:value-type="float" office:value="-19.1999037245632" calcext:value-type="float">
            <text:p>-19.1999037245632</text:p>
          </table:table-cell>
          <table:table-cell office:value-type="float" office:value="-19.3292583919668" calcext:value-type="float">
            <text:p>-19.3292583919668</text:p>
          </table:table-cell>
          <table:table-cell office:value-type="float" office:value="-14.3688401162708" calcext:value-type="float">
            <text:p>-14.3688401162708</text:p>
          </table:table-cell>
          <table:table-cell office:value-type="float" office:value="-17.4923934197878" calcext:value-type="float">
            <text:p>-17.4923934197878</text:p>
          </table:table-cell>
          <table:table-cell office:value-type="float" office:value="2.70777608497006" calcext:value-type="float">
            <text:p>2.70777608497006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float" office:value="-10.7665609382338" calcext:value-type="float">
            <text:p>-10.7665609382338</text:p>
          </table:table-cell>
          <table:table-cell office:value-type="float" office:value="-17.7442701132371" calcext:value-type="float">
            <text:p>-17.7442701132371</text:p>
          </table:table-cell>
          <table:table-cell office:value-type="float" office:value="-11.1380884328344" calcext:value-type="float">
            <text:p>-11.1380884328344</text:p>
          </table:table-cell>
          <table:table-cell office:value-type="float" office:value="-16.0477976314514" calcext:value-type="float">
            <text:p>-16.0477976314514</text:p>
          </table:table-cell>
          <table:table-cell office:value-type="float" office:value="-13.9137473136382" calcext:value-type="float">
            <text:p>-13.9137473136382</text:p>
          </table:table-cell>
          <table:table-cell office:value-type="float" office:value="-17.9150377084237" calcext:value-type="float">
            <text:p>-17.9150377084237</text:p>
          </table:table-cell>
          <table:table-cell office:value-type="float" office:value="-20.4729696353144" calcext:value-type="float">
            <text:p>-20.4729696353144</text:p>
          </table:table-cell>
          <table:table-cell office:value-type="float" office:value="-23.4653028369037" calcext:value-type="float">
            <text:p>-23.4653028369037</text:p>
          </table:table-cell>
          <table:table-cell office:value-type="float" office:value="-12.803952936821" calcext:value-type="float">
            <text:p>-12.803952936821</text:p>
          </table:table-cell>
          <table:table-cell office:value-type="float" office:value="-14.0460355975601" calcext:value-type="float">
            <text:p>-14.0460355975601</text:p>
          </table:table-cell>
          <table:table-cell office:value-type="float" office:value="-15.8313763144418" calcext:value-type="float">
            <text:p>-15.8313763144418</text:p>
          </table:table-cell>
          <table:table-cell office:value-type="float" office:value="4.10390341403524" calcext:value-type="float">
            <text:p>4.10390341403524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table:number-columns-repeated="2" office:value-type="float" office:value="-25.805364488569" calcext:value-type="float">
            <text:p>-25.805364488569</text:p>
          </table:table-cell>
          <table:table-cell office:value-type="float" office:value="-23.3906149883847" calcext:value-type="float">
            <text:p>-23.3906149883847</text:p>
          </table:table-cell>
          <table:table-cell office:value-type="float" office:value="-18.4334576753297" calcext:value-type="float">
            <text:p>-18.4334576753297</text:p>
          </table:table-cell>
          <table:table-cell office:value-type="float" office:value="-22.6248309270535" calcext:value-type="float">
            <text:p>-22.6248309270535</text:p>
          </table:table-cell>
          <table:table-cell office:value-type="float" office:value="-25.6366076796849" calcext:value-type="float">
            <text:p>-25.6366076796849</text:p>
          </table:table-cell>
          <table:table-cell office:value-type="float" office:value="-27.0504427038867" calcext:value-type="float">
            <text:p>-27.0504427038867</text:p>
          </table:table-cell>
          <table:table-cell office:value-type="float" office:value="-17.8397191621128" calcext:value-type="float">
            <text:p>-17.8397191621128</text:p>
          </table:table-cell>
          <table:table-cell office:value-type="float" office:value="-18.3776767484613" calcext:value-type="float">
            <text:p>-18.3776767484613</text:p>
          </table:table-cell>
          <table:table-cell office:value-type="float" office:value="-9.19043095970823" calcext:value-type="float">
            <text:p>-9.19043095970823</text:p>
          </table:table-cell>
          <table:table-cell office:value-type="float" office:value="-21.415450982176" calcext:value-type="float">
            <text:p>-21.415450982176</text:p>
          </table:table-cell>
          <table:table-cell office:value-type="float" office:value="5.51598866361575" calcext:value-type="float">
            <text:p>5.51598866361575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per_horiz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0829126900750321, -0.2810332045014574, -0.8718435347842002, -2.4349387551263035]</text:p>
          </table:table-cell>
          <table:table-cell office:value-type="string" calcext:value-type="string">
            <text:p>[0.0, 0.0, 0.0, 0.0]</text:p>
          </table:table-cell>
          <table:table-cell office:value-type="string" calcext:value-type="string">
            <text:p>[-0.03264382641985364, 0.0419875437446815, -0.13067268913948826, -0.3246400393698057]</text:p>
          </table:table-cell>
          <table:table-cell office:value-type="string" calcext:value-type="string">
            <text:p>[-0.5110549430779265, 0.20752725454700194, -0.5336673714908535, -1.8116155977939252]</text:p>
          </table:table-cell>
          <table:table-cell office:value-type="string" calcext:value-type="string">
            <text:p>[0.051660122381480544, 0.04249265816148595, -0.09177374320956666, -0.0505683844840954]</text:p>
          </table:table-cell>
          <table:table-cell table:number-columns-repeated="2" office:value-type="string" calcext:value-type="string">
            <text:p>[0.0829126900750321, -0.2810332045014574, -0.8718435347842002, -2.4349387551263035]</text:p>
          </table:table-cell>
          <table:table-cell office:value-type="string" calcext:value-type="string">
            <text:p>[-0.026398820212913954, -0.05372905893878954, -1.3585638324478788, -3.847926007101643]</text:p>
          </table:table-cell>
          <table:table-cell office:value-type="string" calcext:value-type="string">
            <text:p>[-3.1338639385201317, -0.6027014084178273, -0.691413668698404, -1.1760710619255876]</text:p>
          </table:table-cell>
          <table:table-cell office:value-type="string" calcext:value-type="string">
            <text:p>[0.051660122381480544, 0.04249265816148595, -0.09177374320956666, -0.0505683844840954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0.05273353118400159, -0.3913998431223309, -1.168971011041009, -2.814451795419415]</text:p>
          </table:table-cell>
          <table:table-cell office:value-type="string" calcext:value-type="string">
            <text:p>[-0.09088043150975444, -0.6305365366724658, -0.8124355070096012, -1.57822375696004]</text:p>
          </table:table-cell>
          <table:table-cell office:value-type="string" calcext:value-type="string">
            <text:p>[-1.5433018340822668, -0.07495384838376307, -0.33866481988347186, -0.5935152519433773]</text:p>
          </table:table-cell>
          <table:table-cell office:value-type="string" calcext:value-type="string">
            <text:p>[0.03374986303431582, -0.4713792433938657, -1.0193093256018138, -1.2193856107170165]</text:p>
          </table:table-cell>
          <table:table-cell office:value-type="string" calcext:value-type="string">
            <text:p>[0.10956995756247201, -0.07085786906002589, 0.011996632238930882, 0.012510558941447592]</text:p>
          </table:table-cell>
          <table:table-cell office:value-type="string" calcext:value-type="string">
            <text:p>[0.0023933970523137837, 0.05016268494058007, -0.1259287401573772, 0.01644624418795093]</text:p>
          </table:table-cell>
          <table:table-cell office:value-type="string" calcext:value-type="string">
            <text:p>[-0.00925892765022418, -0.35274181910165403, -1.7451438528167218, -4.467092756688262]</text:p>
          </table:table-cell>
          <table:table-cell office:value-type="string" calcext:value-type="string">
            <text:p>[-0.0069779464370700595, -0.22360967038439483, -0.3148174027123307, -0.37547347868527314]</text:p>
          </table:table-cell>
          <table:table-cell office:value-type="string" calcext:value-type="string">
            <text:p>[0.05974471745345822, -0.08611305763543964, -0.09295637752919639, -0.03409454152312197]</text:p>
          </table:table-cell>
          <table:table-cell office:value-type="string" calcext:value-type="string">
            <text:p>[-1.1564465008379265, 0.03834770204655946, -0.0946837843421866, -0.3431009843201993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-4.0607411874370225, -0.49797606501851277, -0.5717327767472691, -1.0677973663063556]</text:p>
          </table:table-cell>
          <table:table-cell office:value-type="string" calcext:value-type="string">
            <text:p>[-8.721446831696777, -0.47267064592764196, -1.5878815345521158, -3.7540639334445958]</text:p>
          </table:table-cell>
          <table:table-cell office:value-type="string" calcext:value-type="string">
            <text:p>[0.084310133549792, -0.1774010972555473, -0.44331726725401754, -0.6347599267098714]</text:p>
          </table:table-cell>
          <table:table-cell office:value-type="string" calcext:value-type="string">
            <text:p>[-0.07983038448551305, -0.6113281148955485, -1.6432000209440245, -2.704671188630159]</text:p>
          </table:table-cell>
          <table:table-cell office:value-type="string" calcext:value-type="string">
            <text:p>[-2.0551878459729167, -1.0070019862196578, -4.0624663977382625, -8.631337423570073]</text:p>
          </table:table-cell>
          <table:table-cell office:value-type="string" calcext:value-type="string">
            <text:p>[-0.5505232993009201, 0.014197395452997252, -0.7916643219384456, -2.3346528493605634]</text:p>
          </table:table-cell>
          <table:table-cell office:value-type="string" calcext:value-type="string">
            <text:p>[-2.331320499477929, -0.2646281215576085, -1.0747906631771054, -2.71670854314483]</text:p>
          </table:table-cell>
          <table:table-cell office:value-type="string" calcext:value-type="string">
            <text:p>[0.1118805171074877, -0.6193943401409996, -1.3219023668425978, -2.1532446464206823]</text:p>
          </table:table-cell>
          <table:table-cell office:value-type="string" calcext:value-type="string">
            <text:p>[-15.50792701134396, -0.6520369968334272, -0.6198098777837835, -1.562550491425907]</text:p>
          </table:table-cell>
          <table:table-cell office:value-type="string" calcext:value-type="string">
            <text:p>[-3.944520951265651, -0.4176385855473752, -0.35270963558549084, -0.6206878805319116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-5.14591626499703, -1.0608685026170184, -1.9435315131607789, -4.288517711815865]</text:p>
          </table:table-cell>
          <table:table-cell office:value-type="string" calcext:value-type="string">
            <text:p>[-1.8644819629565434, -0.5856844107907655, -2.1530716593581634, -4.976916366904782]</text:p>
          </table:table-cell>
          <table:table-cell office:value-type="string" calcext:value-type="string">
            <text:p>[-3.462145770862879, -1.1621811199483911, -2.725023029714291, -6.519556398338411]</text:p>
          </table:table-cell>
          <table:table-cell office:value-type="string" calcext:value-type="string">
            <text:p>[-0.9944839082481893, -0.5428731520393137, -0.9560681928941106, -1.4186919425976496]</text:p>
          </table:table-cell>
          <table:table-cell office:value-type="string" calcext:value-type="string">
            <text:p>[-0.10549619056956505, -0.30267925154614517, -1.6507902765683369, -3.6375489445909626]</text:p>
          </table:table-cell>
          <table:table-cell office:value-type="string" calcext:value-type="string">
            <text:p>[-5.3846303885269675, -1.3216920405524135, -3.346272373145487, -7.636219505910358]</text:p>
          </table:table-cell>
          <table:table-cell office:value-type="string" calcext:value-type="string">
            <text:p>[-25.747958628760493, -1.4520964232362932, -1.2538976644648425, -1.6710767716173747]</text:p>
          </table:table-cell>
          <table:table-cell office:value-type="string" calcext:value-type="string">
            <text:p>[-5.322119665672931, -1.287230985365806, -1.5768640376021326, -2.5254925983494436]</text:p>
          </table:table-cell>
          <table:table-cell office:value-type="string" calcext:value-type="string">
            <text:p>[-4.010536900523154, -0.8955528211524566, -1.0258228972721106, -1.284127475412955]</text:p>
          </table:table-cell>
          <table:table-cell office:value-type="string" calcext:value-type="string">
            <text:p>[-3.324026117450418, -0.4243924792379117, -0.8518703524682758, -1.297024449397921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-0.24240173166805157, -0.6480091687024236, -1.9087293833038643, -6.231709339474145]</text:p>
          </table:table-cell>
          <table:table-cell office:value-type="string" calcext:value-type="string">
            <text:p>[-6.1083109613582875, -1.0806771111868896, -2.4095903591963452, -4.344647117772338]</text:p>
          </table:table-cell>
          <table:table-cell office:value-type="string" calcext:value-type="string">
            <text:p>[0.07754659364851424, -0.8457654438097206, -2.079252303549084, -4.343451600500403]</text:p>
          </table:table-cell>
          <table:table-cell office:value-type="string" calcext:value-type="string">
            <text:p>[-6.513823842642674, -0.9183837026275565, -1.8598054879055193, -3.253721747853877]</text:p>
          </table:table-cell>
          <table:table-cell office:value-type="string" calcext:value-type="string">
            <text:p>[-2.789811442217749, -1.119097407762859, -1.2231948622672073, -1.6848617175186487]</text:p>
          </table:table-cell>
          <table:table-cell office:value-type="string" calcext:value-type="string">
            <text:p>[-5.071339738435676, -1.3547517486856009, -3.589800867033577, -7.766138354341767]</text:p>
          </table:table-cell>
          <table:table-cell office:value-type="string" calcext:value-type="string">
            <text:p>[-6.471757581400928, -1.4458813274177862, -2.904565933205361, -5.531797389592419]</text:p>
          </table:table-cell>
          <table:table-cell office:value-type="string" calcext:value-type="string">
            <text:p>[-0.13558820855512632, -0.4020035934511279, -0.7951807940719924, -1.4047711193971413]</text:p>
          </table:table-cell>
          <table:table-cell office:value-type="string" calcext:value-type="string">
            <text:p>[-1.9192087712959882, -1.255868417171091, -4.864033117847777, -10.473725210651352]</text:p>
          </table:table-cell>
          <table:table-cell office:value-type="string" calcext:value-type="string">
            <text:p>[-3.26338878540422, -0.442439092737823, -0.9831665241538223, -1.5079359225184552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-13.092219934787309, -2.0671988920196727, -4.040644978403152, -8.517100852128712]</text:p>
          </table:table-cell>
          <table:table-cell office:value-type="string" calcext:value-type="string">
            <text:p>[-5.494192855406976, -1.8747399724478697, -3.789726568400198, -8.675869785953383]</text:p>
          </table:table-cell>
          <table:table-cell office:value-type="string" calcext:value-type="string">
            <text:p>[-5.170880827493796, -1.191417169613107, -3.248195801868148, -5.453092362522516]</text:p>
          </table:table-cell>
          <table:table-cell office:value-type="string" calcext:value-type="string">
            <text:p>[-2.472157291684307, -0.8149514667844748, -2.199111483456906, -3.9660453503139514]</text:p>
          </table:table-cell>
          <table:table-cell office:value-type="string" calcext:value-type="string">
            <text:p>[-29.908644548401362, -1.3338430064595563, -2.586493137913548, -4.3869664724795365]</text:p>
          </table:table-cell>
          <table:table-cell office:value-type="string" calcext:value-type="string">
            <text:p>[-15.805578988741864, -1.5417953237040871, -2.2048580116985628, -3.8154105093467283]</text:p>
          </table:table-cell>
          <table:table-cell office:value-type="string" calcext:value-type="string">
            <text:p>[0.03288965266206034, -1.081361728114505, -1.9976054644587515, -2.502305689747697]</text:p>
          </table:table-cell>
          <table:table-cell office:value-type="string" calcext:value-type="string">
            <text:p>[-3.153385739413306, -1.0136601936689527, -1.6076889532733896, -2.822221705960004]</text:p>
          </table:table-cell>
          <table:table-cell office:value-type="string" calcext:value-type="string">
            <text:p>[-13.184812715114692, -2.312643763194955, -4.358225963505458, -8.079621871275155]</text:p>
          </table:table-cell>
          <table:table-cell office:value-type="string" calcext:value-type="string">
            <text:p>[-2.451781358123295, -0.8368802223604366, -4.202150163738905, -9.640807313710397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-6.129263919202899, -1.9816645554372014, -4.664854119995643, -9.145473159980288]</text:p>
          </table:table-cell>
          <table:table-cell office:value-type="string" calcext:value-type="string">
            <text:p>[-42.933263015924815, -2.001659390267818, -2.009994409530713, -3.7524386872941573]</text:p>
          </table:table-cell>
          <table:table-cell office:value-type="string" calcext:value-type="string">
            <text:p>[-6.77495140239428, -1.5785632337698585, -2.797955891525228, -4.963172099003721]</text:p>
          </table:table-cell>
          <table:table-cell office:value-type="string" calcext:value-type="string">
            <text:p>[-8.334002121354933, -1.3945612533243557, -4.910286535599551, -10.712562089510037]</text:p>
          </table:table-cell>
          <table:table-cell office:value-type="string" calcext:value-type="string">
            <text:p>[-0.98457135737684, -1.5926899557341612, -4.5562119974760895, -9.612503437906073]</text:p>
          </table:table-cell>
          <table:table-cell office:value-type="string" calcext:value-type="string">
            <text:p>[-3.39011040381878, -0.5376873848093933, -1.3509931281717957, -2.589712455730986]</text:p>
          </table:table-cell>
          <table:table-cell office:value-type="string" calcext:value-type="string">
            <text:p>[-7.2894680766849795, -0.6996548658657842, -2.944506963046911, -6.287208920247145]</text:p>
          </table:table-cell>
          <table:table-cell office:value-type="string" calcext:value-type="string">
            <text:p>[-28.479995884684286, -1.8823981011071078, -3.468752726538882, -4.936298830592367]</text:p>
          </table:table-cell>
          <table:table-cell office:value-type="string" calcext:value-type="string">
            <text:p>[-25.414125596299986, -1.6256550236670941, -2.744706702622346, -4.653248377892538]</text:p>
          </table:table-cell>
          <table:table-cell office:value-type="string" calcext:value-type="string">
            <text:p>[-7.460557177165006, -0.991115159190703, -2.6329263487524512, -6.429799022520166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-2.579188095746443, -1.596811565334666, -5.077965363707038, -11.34186016891785]</text:p>
          </table:table-cell>
          <table:table-cell office:value-type="string" calcext:value-type="string">
            <text:p>[-0.8564821846146486, -1.8198225543908597, -5.977521106876926, -11.118530870329767]</text:p>
          </table:table-cell>
          <table:table-cell office:value-type="string" calcext:value-type="string">
            <text:p>[-25.479087128348322, -2.5958077461301077, -4.228323425581881, -6.754859095495314]</text:p>
          </table:table-cell>
          <table:table-cell office:value-type="string" calcext:value-type="string">
            <text:p>[-30.470198159178242, -2.1601322279539037, -6.293071490068969, -12.544329102055052]</text:p>
          </table:table-cell>
          <table:table-cell office:value-type="string" calcext:value-type="string">
            <text:p>[-0.25331332060434253, -0.7167008244676865, -3.4810075826671616, -8.147889764112048]</text:p>
          </table:table-cell>
          <table:table-cell office:value-type="string" calcext:value-type="string">
            <text:p>[-32.75072804010972, -2.7746756918811455, -5.9379270623873825, -10.926112703933688]</text:p>
          </table:table-cell>
          <table:table-cell office:value-type="string" calcext:value-type="string">
            <text:p>[-28.131714024358256, -1.5839811556831895, -2.791503275334839, -3.253265811432815]</text:p>
          </table:table-cell>
          <table:table-cell office:value-type="string" calcext:value-type="string">
            <text:p>[-27.044327797919564, -1.8496274194339524, -4.014203277746065, -8.964590006517636]</text:p>
          </table:table-cell>
          <table:table-cell office:value-type="string" calcext:value-type="string">
            <text:p>[-8.69589496321781, -1.9931455034905676, -5.033399529225524, -11.4903567100332]</text:p>
          </table:table-cell>
          <table:table-cell office:value-type="string" calcext:value-type="string">
            <text:p>[-1.0588133387706478, -1.0604432180896906, -3.9629069549973472, -8.682107028228225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-11.506485654099464, -2.436232836742347, -7.3819397715612745, -14.506955840695191]</text:p>
          </table:table-cell>
          <table:table-cell office:value-type="string" calcext:value-type="string">
            <text:p>[-27.08901992258339, -2.143003523930531, -3.8185092077948957, -6.656698430658814]</text:p>
          </table:table-cell>
          <table:table-cell office:value-type="string" calcext:value-type="string">
            <text:p>[-9.410407727781479, -3.2824390168596507, -9.747419714882222, -18.78506861162368]</text:p>
          </table:table-cell>
          <table:table-cell office:value-type="string" calcext:value-type="string">
            <text:p>[-8.32651876621291, -1.9813325922723335, -4.3590538136409895, -6.253597252821486]</text:p>
          </table:table-cell>
          <table:table-cell office:value-type="string" calcext:value-type="string">
            <text:p>[-26.085046124241096, -2.146288337925917, -4.624902893035543, -9.086115276765394]</text:p>
          </table:table-cell>
          <table:table-cell office:value-type="string" calcext:value-type="string">
            <text:p>[-10.556917692948641, -2.143049017205012, -5.997094688339244, -11.567836257218712]</text:p>
          </table:table-cell>
          <table:table-cell office:value-type="string" calcext:value-type="string">
            <text:p>[-12.695328133579785, -1.0036305412430835, -1.640258351869961, -3.1798889787367335]</text:p>
          </table:table-cell>
          <table:table-cell office:value-type="string" calcext:value-type="string">
            <text:p>[-31.983048169149697, -2.4406258543630432, -5.879342981608882, -11.56340758542922]</text:p>
          </table:table-cell>
          <table:table-cell office:value-type="string" calcext:value-type="string">
            <text:p>[-10.377391715740213, -3.273884394120352, -8.598138449142457, -14.974622704373996]</text:p>
          </table:table-cell>
          <table:table-cell office:value-type="string" calcext:value-type="string">
            <text:p>[-25.593812027863194, -1.9993189374405196, -3.7132517246588614, -8.023473654864421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-25.461458926660253, -3.140414317271545, -5.460861252829208, -8.764563743431353]</text:p>
          </table:table-cell>
          <table:table-cell office:value-type="string" calcext:value-type="string">
            <text:p>[-16.036610612722612, -3.3125756217720514, -5.964178592285907, -10.70684647540483]</text:p>
          </table:table-cell>
          <table:table-cell office:value-type="string" calcext:value-type="string">
            <text:p>[-7.270181048099444, -2.153964160654831, -7.386585528362266, -13.937949488903389]</text:p>
          </table:table-cell>
          <table:table-cell office:value-type="string" calcext:value-type="string">
            <text:p>[-26.65350111570206, -1.7043608933389187, -2.5617823826893815, -5.679010007360041]</text:p>
          </table:table-cell>
          <table:table-cell office:value-type="string" calcext:value-type="string">
            <text:p>[-4.668977774256211, -3.294428620266432, -7.6816718843556675, -14.628061475442266]</text:p>
          </table:table-cell>
          <table:table-cell office:value-type="string" calcext:value-type="string">
            <text:p>[-5.225854490447035, -2.6809172986561602, -7.90457012787007, -17.269457282868107]</text:p>
          </table:table-cell>
          <table:table-cell office:value-type="string" calcext:value-type="string">
            <text:p>[-5.926028138979111, -1.4662552786136596, -2.818419477313716, -5.160895413685473]</text:p>
          </table:table-cell>
          <table:table-cell office:value-type="string" calcext:value-type="string">
            <text:p>[-19.64713102620803, -2.9311337623050493, -4.360462254867459, -6.001527092139303]</text:p>
          </table:table-cell>
          <table:table-cell office:value-type="string" calcext:value-type="string">
            <text:p>[-15.528644971041118, -3.06152440543932, -5.997469654397269, -11.157621479859813]</text:p>
          </table:table-cell>
          <table:table-cell office:value-type="string" calcext:value-type="string">
            <text:p>[-44.067598526414066, -3.0240499154652323, -4.697592144171914, -8.290891581302763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-33.09400364652504, -4.030861047407419, -8.63612362076076, -15.679991644286284]</text:p>
          </table:table-cell>
          <table:table-cell office:value-type="string" calcext:value-type="string">
            <text:p>[-43.47960286694503, -3.571089504608782, -7.01572965704329, -13.025891636363074]</text:p>
          </table:table-cell>
          <table:table-cell office:value-type="string" calcext:value-type="string">
            <text:p>[-14.086364619400582, -1.217926988770457, -2.3284852955957946, -4.830417415067534]</text:p>
          </table:table-cell>
          <table:table-cell office:value-type="string" calcext:value-type="string">
            <text:p>[-29.153224720115833, -2.481000904101527, -6.125279191718547, -9.943269086810602]</text:p>
          </table:table-cell>
          <table:table-cell office:value-type="string" calcext:value-type="string">
            <text:p>[-3.7954062492913554, -2.8785408361489795, -7.211961803035938, -13.950294166393284]</text:p>
          </table:table-cell>
          <table:table-cell office:value-type="string" calcext:value-type="string">
            <text:p>[-25.398228194031724, -3.059589127338258, -7.925034634210015, -14.420041356806635]</text:p>
          </table:table-cell>
          <table:table-cell office:value-type="string" calcext:value-type="string">
            <text:p>[-4.435255296644169, -2.423974648727434, -7.470423971540097, -15.505805681758101]</text:p>
          </table:table-cell>
          <table:table-cell office:value-type="string" calcext:value-type="string">
            <text:p>[-18.8802680543817, -3.205143514914588, -7.313824009575032, -15.074923338766922]</text:p>
          </table:table-cell>
          <table:table-cell office:value-type="string" calcext:value-type="string">
            <text:p>[-17.73480627826054, -3.5380148852551585, -8.764826443902972, -16.53487248672796]</text:p>
          </table:table-cell>
          <table:table-cell office:value-type="string" calcext:value-type="string">
            <text:p>[-8.013010762307559, -3.384404329012991, -8.058427839696481, -14.99307557204741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-52.75170372081435, -2.8759710888177192, -4.936542885328743, -9.032451112841787]</text:p>
          </table:table-cell>
          <table:table-cell office:value-type="string" calcext:value-type="string">
            <text:p>[-44.328192060902595, -3.980202253648879, -8.024114656969306, -14.09130474186373]</text:p>
          </table:table-cell>
          <table:table-cell office:value-type="string" calcext:value-type="string">
            <text:p>[-38.66407119767039, -3.6678898467611853, -7.424935687424994, -11.502146670817037]</text:p>
          </table:table-cell>
          <table:table-cell office:value-type="string" calcext:value-type="string">
            <text:p>[-30.181832884825234, -2.3494911149637643, -5.170849798500643, -9.389164528324878]</text:p>
          </table:table-cell>
          <table:table-cell office:value-type="string" calcext:value-type="string">
            <text:p>[-38.66382943529274, -3.183312885228373, -6.555935979320382, -9.850071584324095]</text:p>
          </table:table-cell>
          <table:table-cell office:value-type="string" calcext:value-type="string">
            <text:p>[-18.290021244576614, -2.914727478005985, -5.070040177569957, -9.117221014156375]</text:p>
          </table:table-cell>
          <table:table-cell office:value-type="string" calcext:value-type="string">
            <text:p>[-9.200041967460226, -2.1426815142909783, -4.5409460670038815, -8.305311023630546]</text:p>
          </table:table-cell>
          <table:table-cell office:value-type="string" calcext:value-type="string">
            <text:p>[-28.501925347601297, -2.1152969835137814, -6.496340092302977, -10.98863875103775]</text:p>
          </table:table-cell>
          <table:table-cell office:value-type="string" calcext:value-type="string">
            <text:p>[-44.534357570101825, -3.17656259506236, -4.885248453297808, -9.148148725986571]</text:p>
          </table:table-cell>
          <table:table-cell office:value-type="string" calcext:value-type="string">
            <text:p>[-53.80081194630062, -3.7786954088258495, -5.324686872076256, -9.214497621401563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-8.510474066753293, -3.433517309747902, -7.189311455001368, -12.82218976035574]</text:p>
          </table:table-cell>
          <table:table-cell office:value-type="string" calcext:value-type="string">
            <text:p>[-19.060368450939347, -2.4692767545975602, -6.099751517093233, -12.222636189948366]</text:p>
          </table:table-cell>
          <table:table-cell office:value-type="string" calcext:value-type="string">
            <text:p>[-16.249723143220017, -2.037186628344556, -5.210473919433034, -11.338461684149959]</text:p>
          </table:table-cell>
          <table:table-cell office:value-type="string" calcext:value-type="string">
            <text:p>[-18.938253487877745, -3.576248191145659, -6.576600291253953, -12.49539859816613]</text:p>
          </table:table-cell>
          <table:table-cell office:value-type="string" calcext:value-type="string">
            <text:p>[-32.573752175476265, -2.35397028216342, -5.874320734304206, -11.987178606942761]</text:p>
          </table:table-cell>
          <table:table-cell office:value-type="string" calcext:value-type="string">
            <text:p>[-17.9836244206683, -2.8489581793298857, -7.924894867482979, -15.287277752864071]</text:p>
          </table:table-cell>
          <table:table-cell office:value-type="string" calcext:value-type="string">
            <text:p>[-47.77503319025547, -2.5276925193662425, -4.304532898427693, -8.198488642157153]</text:p>
          </table:table-cell>
          <table:table-cell office:value-type="string" calcext:value-type="string">
            <text:p>[-44.9027090585951, -2.40283767802294, -3.310092463572256, -4.981868797764899]</text:p>
          </table:table-cell>
          <table:table-cell office:value-type="string" calcext:value-type="string">
            <text:p>[-40.06697180153886, -2.718739952757443, -5.3906101477712465, -10.449038213911056]</text:p>
          </table:table-cell>
          <table:table-cell office:value-type="string" calcext:value-type="string">
            <text:p>[-18.43864014486696, -3.0842470931974564, -6.852193418510688, -13.466794260686177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-48.83592462563448, -3.6124023938406857, -5.850331899213024, -9.928424622022792]</text:p>
          </table:table-cell>
          <table:table-cell office:value-type="string" calcext:value-type="string">
            <text:p>[-44.84472882525743, -3.3946024999561564, -5.495296983891618, -10.459483406836778]</text:p>
          </table:table-cell>
          <table:table-cell office:value-type="string" calcext:value-type="string">
            <text:p>[-61.469478385179464, -3.116713801977866, -4.533349713463708, -7.6625590081296435]</text:p>
          </table:table-cell>
          <table:table-cell office:value-type="string" calcext:value-type="string">
            <text:p>[-59.579735354948824, -3.9484868625619285, -6.154210254461079, -9.876511263771292]</text:p>
          </table:table-cell>
          <table:table-cell office:value-type="string" calcext:value-type="string">
            <text:p>[-30.27562862790476, -4.429255474033278, -7.2349490812670725, -12.225371315565159]</text:p>
          </table:table-cell>
          <table:table-cell office:value-type="string" calcext:value-type="string">
            <text:p>[-41.04810171316433, -2.609525128525747, -5.4824625201604915, -10.016285233863819]</text:p>
          </table:table-cell>
          <table:table-cell office:value-type="string" calcext:value-type="string">
            <text:p>[-62.737029027126766, -4.340057010204612, -7.315548033003982, -11.627274794340693]</text:p>
          </table:table-cell>
          <table:table-cell office:value-type="string" calcext:value-type="string">
            <text:p>[-51.96518090354558, -4.134772717911761, -7.456029371605721, -13.243631905189556]</text:p>
          </table:table-cell>
          <table:table-cell office:value-type="string" calcext:value-type="string">
            <text:p>[-59.39834318753099, -3.7248676645851075, -5.230666035167841, -8.963156680583118]</text:p>
          </table:table-cell>
          <table:table-cell office:value-type="string" calcext:value-type="string">
            <text:p>[-39.432446199666195, -3.6132745186395754, -5.523703412941461, -8.905936333835829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-20.753501746758474, -3.943369967232968, -6.951969939789748, -11.417402099154007]</text:p>
          </table:table-cell>
          <table:table-cell office:value-type="string" calcext:value-type="string">
            <text:p>[-52.79351858535142, -3.6370093565840866, -5.409875832090827, -9.136676678921841]</text:p>
          </table:table-cell>
          <table:table-cell office:value-type="string" calcext:value-type="string">
            <text:p>[-20.58110260751174, -3.9243257595780623, -7.277870909393536, -12.769054454854324]</text:p>
          </table:table-cell>
          <table:table-cell office:value-type="string" calcext:value-type="string">
            <text:p>[-44.43638464219113, -3.0866051335328715, -5.7273413576508725, -10.94085939243088]</text:p>
          </table:table-cell>
          <table:table-cell office:value-type="string" calcext:value-type="string">
            <text:p>[-37.86956374924131, -2.466120819917905, -5.273935785162798, -10.045368900230866]</text:p>
          </table:table-cell>
          <table:table-cell office:value-type="string" calcext:value-type="string">
            <text:p>[-51.39571680430197, -4.282285532778118, -6.099867765738165, -9.882280730876335]</text:p>
          </table:table-cell>
          <table:table-cell office:value-type="string" calcext:value-type="string">
            <text:p>[-63.292044613775204, -4.172183998484735, -5.638178021178208, -8.78947190781929]</text:p>
          </table:table-cell>
          <table:table-cell office:value-type="string" calcext:value-type="string">
            <text:p>[-73.8853661163367, -4.341022783778614, -6.06847601432885, -9.566346433170558]</text:p>
          </table:table-cell>
          <table:table-cell office:value-type="string" calcext:value-type="string">
            <text:p>[-35.804606091463654, -2.4908140592160732, -4.641579819182451, -8.278811777421868]</text:p>
          </table:table-cell>
          <table:table-cell office:value-type="string" calcext:value-type="string">
            <text:p>[-33.89632477744393, -3.088136332532332, -6.910925370843479, -12.288755909420646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table:number-columns-repeated="2" office:value-type="string" calcext:value-type="string">
            <text:p>[-84.62847774625644, -4.506962589416319, -5.401678631322637, -8.684338987280672]</text:p>
          </table:table-cell>
          <table:table-cell office:value-type="string" calcext:value-type="string">
            <text:p>[-73.88022817828062, -4.38766011020979, -6.031136861212838, -9.263434803835423]</text:p>
          </table:table-cell>
          <table:table-cell office:value-type="string" calcext:value-type="string">
            <text:p>[-55.05047035227724, -4.227598835605195, -5.463767493288985, -8.99199402014732]</text:p>
          </table:table-cell>
          <table:table-cell office:value-type="string" calcext:value-type="string">
            <text:p>[-71.04088135060029, -4.466493753153555, -5.87735504618323, -9.114593558277107]</text:p>
          </table:table-cell>
          <table:table-cell office:value-type="string" calcext:value-type="string">
            <text:p>[-83.26080367571498, -5.008329425787594, -5.2654978255915585, -9.011799791645348]</text:p>
          </table:table-cell>
          <table:table-cell office:value-type="string" calcext:value-type="string">
            <text:p>[-88.51102628876089, -5.663948736095881, -5.2876847423905415, -8.73911104829932]</text:p>
          </table:table-cell>
          <table:table-cell office:value-type="string" calcext:value-type="string">
            <text:p>[-51.98742118659383, -4.375278866814769, -5.807281910942552, -9.188894684100202]</text:p>
          </table:table-cell>
          <table:table-cell office:value-type="string" calcext:value-type="string">
            <text:p>[-53.2279551083624, -4.912095297010377, -6.399879602763026, -8.970776985709294]</text:p>
          </table:table-cell>
          <table:table-cell office:value-type="string" calcext:value-type="string">
            <text:p>[-16.965403586704397, -4.429559201479716, -6.126045706671079, -9.240715343977701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mse_per_horizo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26064106269430015, 0.4733145612526007, 0.535251582254873, 0.6162269015908187]</text:p>
          </table:table-cell>
          <table:table-cell office:value-type="string" calcext:value-type="string">
            <text:p>[0.2608573465375728, 0.4719045388813444, 0.5306188125240867, 0.6015683574304005]</text:p>
          </table:table-cell>
          <table:table-cell office:value-type="string" calcext:value-type="string">
            <text:p>[0.2616872719486503, 0.47154728045833727, 0.531303654487358, 0.6035373528453727]</text:p>
          </table:table-cell>
          <table:table-cell office:value-type="string" calcext:value-type="string">
            <text:p>[0.2620045372539447, 0.4708070780801343, 0.5334059354621435, 0.612281901708975]</text:p>
          </table:table-cell>
          <table:table-cell office:value-type="string" calcext:value-type="string">
            <text:p>[0.2607364428038692, 0.47170401409878904, 0.5312037629638063, 0.6019623918872926]</text:p>
          </table:table-cell>
          <table:table-cell table:number-columns-repeated="2" office:value-type="string" calcext:value-type="string">
            <text:p>[0.26064106269430015, 0.4733145612526007, 0.535251582254873, 0.6162269015908187]</text:p>
          </table:table-cell>
          <table:table-cell office:value-type="string" calcext:value-type="string">
            <text:p>[0.2603209256723145, 0.4718366608652737, 0.5379352248566117, 0.6253950884187682]</text:p>
          </table:table-cell>
          <table:table-cell office:value-type="string" calcext:value-type="string">
            <text:p>[0.293273510542293, 0.4749189550735696, 0.5341287801952227, 0.6086959348726094]</text:p>
          </table:table-cell>
          <table:table-cell office:value-type="string" calcext:value-type="string">
            <text:p>[0.2607364428038692, 0.47170401409878904, 0.5312037629638063, 0.6019623918872926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0.2608867407255179, 0.4737515725062132, 0.5368122162299174, 0.6186333832464022]</text:p>
          </table:table-cell>
          <table:table-cell office:value-type="string" calcext:value-type="string">
            <text:p>[0.26114335747381584, 0.4751940336511316, 0.5344369648787535, 0.6108573141777819]</text:p>
          </table:table-cell>
          <table:table-cell office:value-type="string" calcext:value-type="string">
            <text:p>[0.2674311170453149, 0.4721835772862763, 0.5325211745182215, 0.6061823866940187]</text:p>
          </table:table-cell>
          <table:table-cell office:value-type="string" calcext:value-type="string">
            <text:p>[0.2604246045162779, 0.47465868683036805, 0.5363979101384622, 0.6087364951913292]</text:p>
          </table:table-cell>
          <table:table-cell office:value-type="string" calcext:value-type="string">
            <text:p>[0.26082166884631486, 0.4721582053241004, 0.5305546683508712, 0.6015607770182613]</text:p>
          </table:table-cell>
          <table:table-cell office:value-type="string" calcext:value-type="string">
            <text:p>[0.2610251649063295, 0.47160997354770656, 0.5314263718428156, 0.601249865592405]</text:p>
          </table:table-cell>
          <table:table-cell office:value-type="string" calcext:value-type="string">
            <text:p>[0.26004046562529043, 0.4732952827959227, 0.5398788741127399, 0.6292515975906827]</text:p>
          </table:table-cell>
          <table:table-cell office:value-type="string" calcext:value-type="string">
            <text:p>[0.26092217706597187, 0.47301720742220316, 0.531900902650417, 0.6040839982388506]</text:p>
          </table:table-cell>
          <table:table-cell office:value-type="string" calcext:value-type="string">
            <text:p>[0.2609843348894242, 0.4721691076151908, 0.5311037315836169, 0.6017794899526322]</text:p>
          </table:table-cell>
          <table:table-cell office:value-type="string" calcext:value-type="string">
            <text:p>[0.2601922812494385, 0.47172357433483003, 0.5312571749172371, 0.6039620838124294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0.30595482216168873, 0.47474474774479375, 0.5336897941574859, 0.6088635437237885]</text:p>
          </table:table-cell>
          <table:table-cell office:value-type="string" calcext:value-type="string">
            <text:p>[0.29722499100869293, 0.47460411609763165, 0.5389702204202853, 0.6237403461311842]</text:p>
          </table:table-cell>
          <table:table-cell office:value-type="string" calcext:value-type="string">
            <text:p>[0.26055923072846576, 0.472962395120341, 0.5331112978102934, 0.605358066422173]</text:p>
          </table:table-cell>
          <table:table-cell office:value-type="string" calcext:value-type="string">
            <text:p>[0.26106558996027246, 0.474779101380333, 0.5395794346242032, 0.6176322408440188]</text:p>
          </table:table-cell>
          <table:table-cell office:value-type="string" calcext:value-type="string">
            <text:p>[0.26277345711297356, 0.4775552554869165, 0.5515914092153162, 0.653228790709778]</text:p>
          </table:table-cell>
          <table:table-cell office:value-type="string" calcext:value-type="string">
            <text:p>[0.2619564968026656, 0.47193596520568165, 0.5346540230848824, 0.615577452265855]</text:p>
          </table:table-cell>
          <table:table-cell office:value-type="string" calcext:value-type="string">
            <text:p>[0.2682418828660314, 0.4730160944170132, 0.5364980807427392, 0.6177136842935077]</text:p>
          </table:table-cell>
          <table:table-cell office:value-type="string" calcext:value-type="string">
            <text:p>[0.2607257787597038, 0.4744963433082727, 0.5379086882993807, 0.6140505556519231]</text:p>
          </table:table-cell>
          <table:table-cell office:value-type="string" calcext:value-type="string">
            <text:p>[0.2933794509879267, 0.47498153106458696, 0.5338937785116146, 0.6110646887816007]</text:p>
          </table:table-cell>
          <table:table-cell office:value-type="string" calcext:value-type="string">
            <text:p>[0.3077638323790212, 0.47435034346427996, 0.532292662058595, 0.6058844864122916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0.2919576491499844, 0.47737831512682244, 0.5409315563602518, 0.6271973218395199]</text:p>
          </table:table-cell>
          <table:table-cell office:value-type="string" calcext:value-type="string">
            <text:p>[0.26739597569066215, 0.47432182195388245, 0.5425368880442744, 0.6325087861787657]</text:p>
          </table:table-cell>
          <table:table-cell office:value-type="string" calcext:value-type="string">
            <text:p>[0.29435163031039074, 0.47798718415223795, 0.5446106344677248, 0.6401020054073848]</text:p>
          </table:table-cell>
          <table:table-cell office:value-type="string" calcext:value-type="string">
            <text:p>[0.2601539908224406, 0.4741260262708942, 0.5363850845123916, 0.610336796934648]</text:p>
          </table:table-cell>
          <table:table-cell office:value-type="string" calcext:value-type="string">
            <text:p>[0.2619629926385989, 0.4726750370516728, 0.53982096207636, 0.623697325531585]</text:p>
          </table:table-cell>
          <table:table-cell office:value-type="string" calcext:value-type="string">
            <text:p>[0.2921249801355477, 0.4781416636107447, 0.5483747632542929, 0.6481141298078515]</text:p>
          </table:table-cell>
          <table:table-cell office:value-type="string" calcext:value-type="string">
            <text:p>[0.3264492675568105, 0.4787570478115301, 0.5376735106363516, 0.6116064423103378]</text:p>
          </table:table-cell>
          <table:table-cell office:value-type="string" calcext:value-type="string">
            <text:p>[0.29187154345810246, 0.4781292469459196, 0.5387757560672969, 0.6170837874274377]</text:p>
          </table:table-cell>
          <table:table-cell office:value-type="string" calcext:value-type="string">
            <text:p>[0.3150296682612547, 0.47661566299293884, 0.5362566537908202, 0.6092313525527631]</text:p>
          </table:table-cell>
          <table:table-cell office:value-type="string" calcext:value-type="string">
            <text:p>[0.26600597152626476, 0.4735742950816961, 0.5351989092715033, 0.6096577916706171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0.26107742827636266, 0.4749625235608185, 0.5407535615147887, 0.6393515215558657]</text:p>
          </table:table-cell>
          <table:table-cell office:value-type="string" calcext:value-type="string">
            <text:p>[0.265827781660085, 0.4770043032196871, 0.5434045522747493, 0.6279756482118592]</text:p>
          </table:table-cell>
          <table:table-cell office:value-type="string" calcext:value-type="string">
            <text:p>[0.2605689265182204, 0.4758957443989725, 0.541891766770604, 0.6279127942080303]</text:p>
          </table:table-cell>
          <table:table-cell office:value-type="string" calcext:value-type="string">
            <text:p>[0.29491177740315566, 0.47603629298095346, 0.540810061247138, 0.6215593485797991]</text:p>
          </table:table-cell>
          <table:table-cell office:value-type="string" calcext:value-type="string">
            <text:p>[0.3005708123771165, 0.4775828185460427, 0.5369455723464039, 0.6114411362222378]</text:p>
          </table:table-cell>
          <table:table-cell office:value-type="string" calcext:value-type="string">
            <text:p>[0.29218654002429295, 0.47808796879425464, 0.5500458914632179, 0.6483239555183602]</text:p>
          </table:table-cell>
          <table:table-cell office:value-type="string" calcext:value-type="string">
            <text:p>[0.26716037260987696, 0.47819323678790454, 0.5465376729980075, 0.6346752647692175]</text:p>
          </table:table-cell>
          <table:table-cell office:value-type="string" calcext:value-type="string">
            <text:p>[0.26111490910802826, 0.4742919406934788, 0.5347855045642325, 0.6097715799831994]</text:p>
          </table:table-cell>
          <table:table-cell office:value-type="string" calcext:value-type="string">
            <text:p>[0.2627508400892229, 0.47814390865872136, 0.5562096821899654, 0.6648621766024589]</text:p>
          </table:table-cell>
          <table:table-cell office:value-type="string" calcext:value-type="string">
            <text:p>[0.26634486227184756, 0.47363648127795277, 0.5361989695884629, 0.6108512363214563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0.3227359116803293, 0.4809418632009312, 0.5530814133747417, 0.6529860491787844]</text:p>
          </table:table-cell>
          <table:table-cell office:value-type="string" calcext:value-type="string">
            <text:p>[0.2932111340111027, 0.4814597022370759, 0.5516129303156927, 0.6531272535293677]</text:p>
          </table:table-cell>
          <table:table-cell office:value-type="string" calcext:value-type="string">
            <text:p>[0.2996453286975293, 0.4777641867249938, 0.547535890885613, 0.6343182451402823]</text:p>
          </table:table-cell>
          <table:table-cell office:value-type="string" calcext:value-type="string">
            <text:p>[0.26818390598146197, 0.4759115509312191, 0.5423783433459984, 0.6256176017326703]</text:p>
          </table:table-cell>
          <table:table-cell office:value-type="string" calcext:value-type="string">
            <text:p>[0.3523439275098475, 0.47841093459526957, 0.5440012556470789, 0.6274330789182894]</text:p>
          </table:table-cell>
          <table:table-cell office:value-type="string" calcext:value-type="string">
            <text:p>[0.31493889984199064, 0.47918034099416434, 0.5427719501450936, 0.6246316196924233]</text:p>
          </table:table-cell>
          <table:table-cell office:value-type="string" calcext:value-type="string">
            <text:p>[0.26136867209041603, 0.4783081771892545, 0.5415741722825381, 0.6162825617269589]</text:p>
          </table:table-cell>
          <table:table-cell office:value-type="string" calcext:value-type="string">
            <text:p>[0.3025975545707454, 0.47713447614465593, 0.5398696101301222, 0.618489938188538]</text:p>
          </table:table-cell>
          <table:table-cell office:value-type="string" calcext:value-type="string">
            <text:p>[0.32300402035071163, 0.48303187092329763, 0.5543534443251821, 0.6508395078201088]</text:p>
          </table:table-cell>
          <table:table-cell office:value-type="string" calcext:value-type="string">
            <text:p>[0.26573040938400333, 0.4765874763302556, 0.5526173744485187, 0.6584171451760001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0.29965602233634314, 0.48251937473998624, 0.554156143859852, 0.6562575891201433]</text:p>
          </table:table-cell>
          <table:table-cell office:value-type="string" calcext:value-type="string">
            <text:p>[0.40621916293431853, 0.4831855814388576, 0.5412410516448086, 0.6245356777352824]</text:p>
          </table:table-cell>
          <table:table-cell office:value-type="string" calcext:value-type="string">
            <text:p>[0.2939782652310586, 0.47995494780964, 0.5449888396242393, 0.6315108238475705]</text:p>
          </table:table-cell>
          <table:table-cell office:value-type="string" calcext:value-type="string">
            <text:p>[0.3047425368269827, 0.47894211925596925, 0.5560682613852191, 0.6655451618354491]</text:p>
          </table:table-cell>
          <table:table-cell office:value-type="string" calcext:value-type="string">
            <text:p>[0.259549976866556, 0.47984230188453186, 0.5538668523396508, 0.6587490000547558]</text:p>
          </table:table-cell>
          <table:table-cell office:value-type="string" calcext:value-type="string">
            <text:p>[0.26683463459781154, 0.4740142755597596, 0.5383320304993927, 0.6167806079404834]</text:p>
          </table:table-cell>
          <table:table-cell office:value-type="string" calcext:value-type="string">
            <text:p>[0.29494787669718525, 0.47553301002327864, 0.5460484233904715, 0.6381641135907975]</text:p>
          </table:table-cell>
          <table:table-cell office:value-type="string" calcext:value-type="string">
            <text:p>[0.34273561064284386, 0.4816537206098003, 0.5492908021616638, 0.6314804005606627]</text:p>
          </table:table-cell>
          <table:table-cell office:value-type="string" calcext:value-type="string">
            <text:p>[0.3254606645633032, 0.4794126385007009, 0.5457075765933272, 0.6294819793119778]</text:p>
          </table:table-cell>
          <table:table-cell office:value-type="string" calcext:value-type="string">
            <text:p>[0.29726382502689475, 0.4768005286833373, 0.5454920814563164, 0.6402231378283063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0.2664053705853097, 0.48003384586449244, 0.557215910736651, 0.669321871453716]</text:p>
          </table:table-cell>
          <table:table-cell office:value-type="string" calcext:value-type="string">
            <text:p>[0.26072616610261523, 0.48062633289703555, 0.5620489227502519, 0.667973972719384]</text:p>
          </table:table-cell>
          <table:table-cell office:value-type="string" calcext:value-type="string">
            <text:p>[0.3279658871949944, 0.4844395155400458, 0.55360633890609, 0.6424809867303771]</text:p>
          </table:table-cell>
          <table:table-cell office:value-type="string" calcext:value-type="string">
            <text:p>[0.34504357928713164, 0.48333034905846706, 0.5628836101207266, 0.6755038406346888]</text:p>
          </table:table-cell>
          <table:table-cell office:value-type="string" calcext:value-type="string">
            <text:p>[0.26106442602536495, 0.4754345557214628, 0.5492482480118693, 0.6506375703134435]</text:p>
          </table:table-cell>
          <table:table-cell office:value-type="string" calcext:value-type="string">
            <text:p>[0.3566576157841648, 0.4851310101618218, 0.5617986952304885, 0.6675847727028249]</text:p>
          </table:table-cell>
          <table:table-cell office:value-type="string" calcext:value-type="string">
            <text:p>[0.34295755340590034, 0.4797671790690879, 0.5454377836517613, 0.6205900744592898]</text:p>
          </table:table-cell>
          <table:table-cell office:value-type="string" calcext:value-type="string">
            <text:p>[0.3430384644622243, 0.48126870382393994, 0.5522116559627374, 0.6558599830406602]</text:p>
          </table:table-cell>
          <table:table-cell office:value-type="string" calcext:value-type="string">
            <text:p>[0.2966519680657034, 0.48207457374579776, 0.5564810092451794, 0.6707584377294395]</text:p>
          </table:table-cell>
          <table:table-cell office:value-type="string" calcext:value-type="string">
            <text:p>[0.2661489394898699, 0.4765531850732631, 0.552385687474282, 0.654513923389252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0.3159099263425893, 0.4835620831989517, 0.5684958777778815, 0.6887505458412256]</text:p>
          </table:table-cell>
          <table:table-cell office:value-type="string" calcext:value-type="string">
            <text:p>[0.3432986378002446, 0.48332594905790427, 0.5515610631167042, 0.6418797914581723]</text:p>
          </table:table-cell>
          <table:table-cell office:value-type="string" calcext:value-type="string">
            <text:p>[0.30861235927644504, 0.48789835768741674, 0.5815602590138755, 0.7133473705521379]</text:p>
          </table:table-cell>
          <table:table-cell office:value-type="string" calcext:value-type="string">
            <text:p>[0.3128994679144728, 0.482105939512765, 0.5531222960880255, 0.6391629907574371]</text:p>
          </table:table-cell>
          <table:table-cell office:value-type="string" calcext:value-type="string">
            <text:p>[0.3279466530034465, 0.48192271672230025, 0.5551383635326429, 0.6565302617791201]</text:p>
          </table:table-cell>
          <table:table-cell office:value-type="string" calcext:value-type="string">
            <text:p>[0.3042723608115453, 0.48258044700444097, 0.5617786155106199, 0.6715325167249452]</text:p>
          </table:table-cell>
          <table:table-cell office:value-type="string" calcext:value-type="string">
            <text:p>[0.3302330707818508, 0.4767283279167411, 0.5396839513916243, 0.6205106149521445]</text:p>
          </table:table-cell>
          <table:table-cell office:value-type="string" calcext:value-type="string">
            <text:p>[0.3453586076599164, 0.48313565822287013, 0.5614290384008986, 0.6716649137686745]</text:p>
          </table:table-cell>
          <table:table-cell office:value-type="string" calcext:value-type="string">
            <text:p>[0.3096821238925877, 0.4880847417380312, 0.5749468465984033, 0.6921768432589049]</text:p>
          </table:table-cell>
          <table:table-cell office:value-type="string" calcext:value-type="string">
            <text:p>[0.3441699449438215, 0.48120360374314614, 0.5508272995446071, 0.6498701259524191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0.3247371262406367, 0.4873576559106279, 0.5608106370717062, 0.6545782086510269]</text:p>
          </table:table-cell>
          <table:table-cell office:value-type="string" calcext:value-type="string">
            <text:p>[0.319522514699595, 0.48791324665787955, 0.561952315231237, 0.6660967087247777]</text:p>
          </table:table-cell>
          <table:table-cell office:value-type="string" calcext:value-type="string">
            <text:p>[0.26854903099154526, 0.4822232017311911, 0.5682540882064455, 0.6841057283409347]</text:p>
          </table:table-cell>
          <table:table-cell office:value-type="string" calcext:value-type="string">
            <text:p>[0.34234687622194654, 0.47994749529592945, 0.5435969873359099, 0.6356452688334396]</text:p>
          </table:table-cell>
          <table:table-cell office:value-type="string" calcext:value-type="string">
            <text:p>[0.2678602670666585, 0.4874510970705878, 0.5711371276240019, 0.6888619867807196]</text:p>
          </table:table-cell>
          <table:table-cell office:value-type="string" calcext:value-type="string">
            <text:p>[0.2980781974619122, 0.48508851413119425, 0.57147628917999, 0.7047910749691607]</text:p>
          </table:table-cell>
          <table:table-cell office:value-type="string" calcext:value-type="string">
            <text:p>[0.32577319707992264, 0.48058679397433035, 0.5463102247273375, 0.6326238802892046]</text:p>
          </table:table-cell>
          <table:table-cell office:value-type="string" calcext:value-type="string">
            <text:p>[0.3207689333259382, 0.4861934435722784, 0.5544225629094803, 0.6379472213078704]</text:p>
          </table:table-cell>
          <table:table-cell office:value-type="string" calcext:value-type="string">
            <text:p>[0.3049128651723748, 0.48679955201956326, 0.5622283987036274, 0.6689131262254648]</text:p>
          </table:table-cell>
          <table:table-cell office:value-type="string" calcext:value-type="string">
            <text:p>[0.41261732785631877, 0.48659828729332755, 0.5554988864630795, 0.6510046615798184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0.3560486411389764, 0.4909263551200601, 0.5759653689224477, 0.6958115698282809]</text:p>
          </table:table-cell>
          <table:table-cell office:value-type="string" calcext:value-type="string">
            <text:p>[0.4173286995545861, 0.48944606317700434, 0.5675523951450185, 0.6800388550572878]</text:p>
          </table:table-cell>
          <table:table-cell office:value-type="string" calcext:value-type="string">
            <text:p>[0.32393751455859743, 0.47783976213894475, 0.5435712325065173, 0.6304782842329716]</text:p>
          </table:table-cell>
          <table:table-cell office:value-type="string" calcext:value-type="string">
            <text:p>[0.344655597268061, 0.4848480136586224, 0.5618732130725039, 0.6607368347782986]</text:p>
          </table:table-cell>
          <table:table-cell office:value-type="string" calcext:value-type="string">
            <text:p>[0.26974276446450973, 0.4854885037406844, 0.5673227273443563, 0.6864695748735651]</text:p>
          </table:table-cell>
          <table:table-cell office:value-type="string" calcext:value-type="string">
            <text:p>[0.3440206499125305, 0.48634287884437377, 0.5719365881127767, 0.6877385169255074]</text:p>
          </table:table-cell>
          <table:table-cell office:value-type="string" calcext:value-type="string">
            <text:p>[0.26764709340271514, 0.48373462594214145, 0.570738540886441, 0.6943075862770299]</text:p>
          </table:table-cell>
          <table:table-cell office:value-type="string" calcext:value-type="string">
            <text:p>[0.32291373430247555, 0.48786759062948154, 0.5693736902043633, 0.6912609655762879]</text:p>
          </table:table-cell>
          <table:table-cell office:value-type="string" calcext:value-type="string">
            <text:p>[0.3217903199501092, 0.4896197958611697, 0.5751391526062735, 0.7003730278990148]</text:p>
          </table:table-cell>
          <table:table-cell office:value-type="string" calcext:value-type="string">
            <text:p>[0.27082240575405764, 0.48723369967537183, 0.5728921656095453, 0.6908741654147174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0.44762435314313137, 0.48622137119258363, 0.5569323779346179, 0.654921739830849]</text:p>
          </table:table-cell>
          <table:table-cell office:value-type="string" calcext:value-type="string">
            <text:p>[0.41862396064878504, 0.490687293972971, 0.5724613135030577, 0.6862716776716804]</text:p>
          </table:table-cell>
          <table:table-cell office:value-type="string" calcext:value-type="string">
            <text:p>[0.36951695602954365, 0.49021286553192556, 0.5693991267191244, 0.670888797364985]</text:p>
          </table:table-cell>
          <table:table-cell office:value-type="string" calcext:value-type="string">
            <text:p>[0.34372079161453123, 0.4825819117639309, 0.5578089499202342, 0.6583566960398076]</text:p>
          </table:table-cell>
          <table:table-cell office:value-type="string" calcext:value-type="string">
            <text:p>[0.3699266857330598, 0.48732126545560106, 0.5656064481637154, 0.660224258510525]</text:p>
          </table:table-cell>
          <table:table-cell office:value-type="string" calcext:value-type="string">
            <text:p>[0.33108651948561313, 0.4855799640436014, 0.5572495503245732, 0.6566563828977499]</text:p>
          </table:table-cell>
          <table:table-cell office:value-type="string" calcext:value-type="string">
            <text:p>[0.3071166375725759, 0.48189288973655786, 0.5546789035450725, 0.6518120456920612]</text:p>
          </table:table-cell>
          <table:table-cell office:value-type="string" calcext:value-type="string">
            <text:p>[0.35184821001135513, 0.48433833238958296, 0.5638012617489998, 0.6673910477384564]</text:p>
          </table:table-cell>
          <table:table-cell office:value-type="string" calcext:value-type="string">
            <text:p>[0.41772801806288823, 0.48691196294721967, 0.5567868779572874, 0.6575533077237408]</text:p>
          </table:table-cell>
          <table:table-cell office:value-type="string" calcext:value-type="string">
            <text:p>[0.44988855934366406, 0.4916797009080951, 0.5588794982153538, 0.6573125805663658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0.29155056136063956, 0.48956155747469127, 0.5688334945475686, 0.6793721768106167]</text:p>
          </table:table-cell>
          <table:table-cell office:value-type="string" calcext:value-type="string">
            <text:p>[0.32624685289895194, 0.48355716796383225, 0.5627341864840146, 0.6743525712469326]</text:p>
          </table:table-cell>
          <table:table-cell office:value-type="string" calcext:value-type="string">
            <text:p>[0.33006129308710663, 0.4824364908180533, 0.557392710356441, 0.6694564358839434]</text:p>
          </table:table-cell>
          <table:table-cell office:value-type="string" calcext:value-type="string">
            <text:p>[0.32995587334271315, 0.4892166847629176, 0.5653214039839481, 0.6770337830965867]</text:p>
          </table:table-cell>
          <table:table-cell office:value-type="string" calcext:value-type="string">
            <text:p>[0.35604990521746144, 0.4826736625288495, 0.5610017936245308, 0.672769013254017]</text:p>
          </table:table-cell>
          <table:table-cell office:value-type="string" calcext:value-type="string">
            <text:p>[0.31678705294847975, 0.4864014171774389, 0.5714352860856725, 0.6929388504091477]</text:p>
          </table:table-cell>
          <table:table-cell office:value-type="string" calcext:value-type="string">
            <text:p>[0.4255518558458301, 0.48523925247491484, 0.5541383881534475, 0.6514338468926765]</text:p>
          </table:table-cell>
          <table:table-cell office:value-type="string" calcext:value-type="string">
            <text:p>[0.3931651262807222, 0.4842245272677618, 0.5481281607398982, 0.6317046307118758]</text:p>
          </table:table-cell>
          <table:table-cell office:value-type="string" calcext:value-type="string">
            <text:p>[0.3577379624709273, 0.4863188401637028, 0.5589210898897485, 0.6640122614659567]</text:p>
          </table:table-cell>
          <table:table-cell office:value-type="string" calcext:value-type="string">
            <text:p>[0.33165772274996924, 0.487010841545181, 0.5657967556891823, 0.6817771149023844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0.4289305975388307, 0.48895162974053696, 0.5619994379382584, 0.6612082305802341]</text:p>
          </table:table-cell>
          <table:table-cell office:value-type="string" calcext:value-type="string">
            <text:p>[0.41761840117980625, 0.48792382215561714, 0.5604132764588997, 0.6642642570446489]</text:p>
          </table:table-cell>
          <table:table-cell office:value-type="string" calcext:value-type="string">
            <text:p>[0.46291669334999236, 0.48679081421097337, 0.5547945762973862, 0.6475758437587515]</text:p>
          </table:table-cell>
          <table:table-cell office:value-type="string" calcext:value-type="string">
            <text:p>[0.46311705085916965, 0.4920011196541862, 0.5631485712802385, 0.6615758097238759]</text:p>
          </table:table-cell>
          <table:table-cell office:value-type="string" calcext:value-type="string">
            <text:p>[0.3281937584099, 0.49398051219849093, 0.5685142113041157, 0.6746525671595225]</text:p>
          </table:table-cell>
          <table:table-cell office:value-type="string" calcext:value-type="string">
            <text:p>[0.3581315472603451, 0.48453799448463436, 0.5594092791998037, 0.661735419768907]</text:p>
          </table:table-cell>
          <table:table-cell office:value-type="string" calcext:value-type="string">
            <text:p>[0.4632277481674018, 0.4934693478881443, 0.5693307414951517, 0.6713362224715481]</text:p>
          </table:table-cell>
          <table:table-cell office:value-type="string" calcext:value-type="string">
            <text:p>[0.4355412711538847, 0.4937491014687323, 0.5700165284438804, 0.6817262633712879]</text:p>
          </table:table-cell>
          <table:table-cell office:value-type="string" calcext:value-type="string">
            <text:p>[0.4616343160494491, 0.49044965965633425, 0.5579262018145208, 0.656245957091228]</text:p>
          </table:table-cell>
          <table:table-cell office:value-type="string" calcext:value-type="string">
            <text:p>[0.3738021931236164, 0.48895574533704766, 0.5611642552613193, 0.6554267789718901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0.3284126623171607, 0.49062477451584313, 0.5661553437374302, 0.6699081643914044]</text:p>
          </table:table-cell>
          <table:table-cell office:value-type="string" calcext:value-type="string">
            <text:p>[0.44103253848396345, 0.4896014671399299, 0.5596291973802002, 0.6565952227772678]</text:p>
          </table:table-cell>
          <table:table-cell office:value-type="string" calcext:value-type="string">
            <text:p>[0.3340259450965361, 0.4904236102612831, 0.5680982063505696, 0.6783940895707773]</text:p>
          </table:table-cell>
          <table:table-cell office:value-type="string" calcext:value-type="string">
            <text:p>[0.4175569973368609, 0.4864211452900969, 0.5611467597486997, 0.6679941161115142]</text:p>
          </table:table-cell>
          <table:table-cell office:value-type="string" calcext:value-type="string">
            <text:p>[0.37625262805778464, 0.4835422749648349, 0.5582496400754685, 0.6618354901393618]</text:p>
          </table:table-cell>
          <table:table-cell office:value-type="string" calcext:value-type="string">
            <text:p>[0.44360629222736525, 0.4924697608968293, 0.5638433265188156, 0.6613618787122746]</text:p>
          </table:table-cell>
          <table:table-cell office:value-type="string" calcext:value-type="string">
            <text:p>[0.46261485143276254, 0.4921801157820128, 0.5602992278932346, 0.6537702273869535]</text:p>
          </table:table-cell>
          <table:table-cell office:value-type="string" calcext:value-type="string">
            <text:p>[0.4756442128417533, 0.4923987038080959, 0.562772964837235, 0.6588250534361929]</text:p>
          </table:table-cell>
          <table:table-cell office:value-type="string" calcext:value-type="string">
            <text:p>[0.36093874962530303, 0.48349690992102967, 0.555397835808854, 0.6516274180833289]</text:p>
          </table:table-cell>
          <table:table-cell office:value-type="string" calcext:value-type="string">
            <text:p>[0.350002436626502, 0.48647759440140836, 0.5668912611730421, 0.6760215205221343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table:number-columns-repeated="2" office:value-type="string" calcext:value-type="string">
            <text:p>[0.501594824907154, 0.4935863949058123, 0.5593377780117421, 0.6542580276847669]</text:p>
          </table:table-cell>
          <table:table-cell office:value-type="string" calcext:value-type="string">
            <text:p>[0.4757213611817743, 0.4932156871618731, 0.5628421530771556, 0.657654910064648]</text:p>
          </table:table-cell>
          <table:table-cell office:value-type="string" calcext:value-type="string">
            <text:p>[0.4697262191968431, 0.49228367538087714, 0.559914975989231, 0.6559699853133737]</text:p>
          </table:table-cell>
          <table:table-cell office:value-type="string" calcext:value-type="string">
            <text:p>[0.46618003613336767, 0.4930123986248297, 0.5624145482734907, 0.6562478933743698]</text:p>
          </table:table-cell>
          <table:table-cell office:value-type="string" calcext:value-type="string">
            <text:p>[0.5068426109657258, 0.4964786306396252, 0.5580900821813306, 0.6561072073753891]</text:p>
          </table:table-cell>
          <table:table-cell office:value-type="string" calcext:value-type="string">
            <text:p>[0.5144255589578011, 0.49938742190522084, 0.5579075164258668, 0.6544227771402995]</text:p>
          </table:table-cell>
          <table:table-cell office:value-type="string" calcext:value-type="string">
            <text:p>[0.448337485088228, 0.492768770157406, 0.562015250271782, 0.6572089296031312]</text:p>
          </table:table-cell>
          <table:table-cell office:value-type="string" calcext:value-type="string">
            <text:p>[0.43326857818449555, 0.49740898769184494, 0.5656378977509052, 0.6555971256550333]</text:p>
          </table:table-cell>
          <table:table-cell office:value-type="string" calcext:value-type="string">
            <text:p>[0.3549504965614588, 0.49472883671822815, 0.5639142418004883, 0.6574415739010854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luded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'dh11']</text:p>
          </table:table-cell>
          <table:table-cell office:value-type="string" calcext:value-type="string">
            <text:p>['dh04']</text:p>
          </table:table-cell>
          <table:table-cell office:value-type="string" calcext:value-type="string">
            <text:p>['dh05']</text:p>
          </table:table-cell>
          <table:table-cell office:value-type="string" calcext:value-type="string">
            <text:p>['ap05']</text:p>
          </table:table-cell>
          <table:table-cell office:value-type="string" calcext:value-type="string">
            <text:p>['dh01']</text:p>
          </table:table-cell>
          <table:table-cell table:number-columns-repeated="2" office:value-type="string" calcext:value-type="string">
            <text:p>['dh11']</text:p>
          </table:table-cell>
          <table:table-cell office:value-type="string" calcext:value-type="string">
            <text:p>['dh08']</text:p>
          </table:table-cell>
          <table:table-cell office:value-type="string" calcext:value-type="string">
            <text:p>['ap07']</text:p>
          </table:table-cell>
          <table:table-cell office:value-type="string" calcext:value-type="string">
            <text:p>['dh01'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'dh06', 'dh11']</text:p>
          </table:table-cell>
          <table:table-cell office:value-type="string" calcext:value-type="string">
            <text:p>['dh06', 'dh09']</text:p>
          </table:table-cell>
          <table:table-cell office:value-type="string" calcext:value-type="string">
            <text:p>['ap03', 'dh06']</text:p>
          </table:table-cell>
          <table:table-cell office:value-type="string" calcext:value-type="string">
            <text:p>['dh02', 'dh07']</text:p>
          </table:table-cell>
          <table:table-cell office:value-type="string" calcext:value-type="string">
            <text:p>['dh03', 'dh04']</text:p>
          </table:table-cell>
          <table:table-cell office:value-type="string" calcext:value-type="string">
            <text:p>['dh01', 'dh06']</text:p>
          </table:table-cell>
          <table:table-cell office:value-type="string" calcext:value-type="string">
            <text:p>['dh07', 'dh08']</text:p>
          </table:table-cell>
          <table:table-cell office:value-type="string" calcext:value-type="string">
            <text:p>['dh06', 'dh07']</text:p>
          </table:table-cell>
          <table:table-cell office:value-type="string" calcext:value-type="string">
            <text:p>['dh03', 'dh06']</text:p>
          </table:table-cell>
          <table:table-cell office:value-type="string" calcext:value-type="string">
            <text:p>['ap06', 'dh01'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'ap03', 'ap07', 'dh06']</text:p>
          </table:table-cell>
          <table:table-cell office:value-type="string" calcext:value-type="string">
            <text:p>['ap05', 'ap07', 'dh03']</text:p>
          </table:table-cell>
          <table:table-cell office:value-type="string" calcext:value-type="string">
            <text:p>['dh01', 'dh04', 'dh07']</text:p>
          </table:table-cell>
          <table:table-cell office:value-type="string" calcext:value-type="string">
            <text:p>['ap01', 'dh01', 'dh09']</text:p>
          </table:table-cell>
          <table:table-cell office:value-type="string" calcext:value-type="string">
            <text:p>['ap05', 'dh08', 'dh11']</text:p>
          </table:table-cell>
          <table:table-cell office:value-type="string" calcext:value-type="string">
            <text:p>['ap05', 'dh04', 'dh07']</text:p>
          </table:table-cell>
          <table:table-cell office:value-type="string" calcext:value-type="string">
            <text:p>['ap03', 'dh05', 'dh11']</text:p>
          </table:table-cell>
          <table:table-cell office:value-type="string" calcext:value-type="string">
            <text:p>['dh01', 'dh03', 'dh09']</text:p>
          </table:table-cell>
          <table:table-cell office:value-type="string" calcext:value-type="string">
            <text:p>['ap06', 'ap07', 'dh03']</text:p>
          </table:table-cell>
          <table:table-cell office:value-type="string" calcext:value-type="string">
            <text:p>['ap03', 'ap07', 'dh05'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'ap04', 'dh01', 'dh04', 'dh11']</text:p>
          </table:table-cell>
          <table:table-cell office:value-type="string" calcext:value-type="string">
            <text:p>['ap03', 'dh08', 'dh09', 'dh11']</text:p>
          </table:table-cell>
          <table:table-cell office:value-type="string" calcext:value-type="string">
            <text:p>['ap07', 'dh04', 'dh10', 'dh11']</text:p>
          </table:table-cell>
          <table:table-cell office:value-type="string" calcext:value-type="string">
            <text:p>['ap06', 'dh01', 'dh02', 'dh03']</text:p>
          </table:table-cell>
          <table:table-cell office:value-type="string" calcext:value-type="string">
            <text:p>['dh02', 'dh04', 'dh05', 'dh08']</text:p>
          </table:table-cell>
          <table:table-cell office:value-type="string" calcext:value-type="string">
            <text:p>['ap04', 'dh05', 'dh07', 'dh08']</text:p>
          </table:table-cell>
          <table:table-cell office:value-type="string" calcext:value-type="string">
            <text:p>['ap04', 'ap07', 'dh04', 'dh10']</text:p>
          </table:table-cell>
          <table:table-cell office:value-type="string" calcext:value-type="string">
            <text:p>['ap04', 'dh05', 'dh07', 'dh10']</text:p>
          </table:table-cell>
          <table:table-cell office:value-type="string" calcext:value-type="string">
            <text:p>['ap03', 'ap07', 'dh02', 'dh03']</text:p>
          </table:table-cell>
          <table:table-cell office:value-type="string" calcext:value-type="string">
            <text:p>['ap01', 'ap03', 'ap06', 'dh02'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'ap01', 'dh06', 'dh09', 'dh10', 'dh11']</text:p>
          </table:table-cell>
          <table:table-cell office:value-type="string" calcext:value-type="string">
            <text:p>['ap01', 'ap05', 'ap06', 'dh04', 'dh09']</text:p>
          </table:table-cell>
          <table:table-cell office:value-type="string" calcext:value-type="string">
            <text:p>['dh01', 'dh04', 'dh06', 'dh07', 'dh11']</text:p>
          </table:table-cell>
          <table:table-cell office:value-type="string" calcext:value-type="string">
            <text:p>['ap03', 'ap04', 'dh03', 'dh05', 'dh09']</text:p>
          </table:table-cell>
          <table:table-cell office:value-type="string" calcext:value-type="string">
            <text:p>['ap07', 'dh03', 'dh04', 'dh05', 'dh07']</text:p>
          </table:table-cell>
          <table:table-cell office:value-type="string" calcext:value-type="string">
            <text:p>['ap04', 'dh01', 'dh02', 'dh08', 'dh10']</text:p>
          </table:table-cell>
          <table:table-cell office:value-type="string" calcext:value-type="string">
            <text:p>['ap05', 'ap06', 'dh02', 'dh03', 'dh11']</text:p>
          </table:table-cell>
          <table:table-cell office:value-type="string" calcext:value-type="string">
            <text:p>['ap01', 'dh01', 'dh02', 'dh06', 'dh09']</text:p>
          </table:table-cell>
          <table:table-cell office:value-type="string" calcext:value-type="string">
            <text:p>['ap05', 'dh04', 'dh08', 'dh09', 'dh11']</text:p>
          </table:table-cell>
          <table:table-cell office:value-type="string" calcext:value-type="string">
            <text:p>['ap03', 'ap06', 'dh01', 'dh02', 'dh04'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'ap04', 'ap06', 'dh04', 'dh08', 'dh09', 'dh11']</text:p>
          </table:table-cell>
          <table:table-cell office:value-type="string" calcext:value-type="string">
            <text:p>['ap04', 'dh02', 'dh06', 'dh07', 'dh10', 'dh11']</text:p>
          </table:table-cell>
          <table:table-cell office:value-type="string" calcext:value-type="string">
            <text:p>['ap01', 'ap04', 'ap05', 'dh06', 'dh07', 'dh09']</text:p>
          </table:table-cell>
          <table:table-cell office:value-type="string" calcext:value-type="string">
            <text:p>['ap03', 'dh04', 'dh06', 'dh07', 'dh09', 'dh11']</text:p>
          </table:table-cell>
          <table:table-cell office:value-type="string" calcext:value-type="string">
            <text:p>['ap03', 'ap04', 'ap05', 'ap06', 'dh04', 'dh10']</text:p>
          </table:table-cell>
          <table:table-cell office:value-type="string" calcext:value-type="string">
            <text:p>['ap06', 'ap07', 'dh01', 'dh05', 'dh07', 'dh10']</text:p>
          </table:table-cell>
          <table:table-cell office:value-type="string" calcext:value-type="string">
            <text:p>['ap01', 'dh01', 'dh02', 'dh03', 'dh07', 'dh09']</text:p>
          </table:table-cell>
          <table:table-cell office:value-type="string" calcext:value-type="string">
            <text:p>['ap01', 'ap07', 'dh01', 'dh04', 'dh07', 'dh09']</text:p>
          </table:table-cell>
          <table:table-cell office:value-type="string" calcext:value-type="string">
            <text:p>['ap04', 'ap06', 'dh01', 'dh04', 'dh09', 'dh11']</text:p>
          </table:table-cell>
          <table:table-cell office:value-type="string" calcext:value-type="string">
            <text:p>['ap01', 'ap03', 'ap06', 'dh08', 'dh09', 'dh10'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'ap04', 'ap05', 'dh03', 'dh04', 'dh05', 'dh08', 'dh11']</text:p>
          </table:table-cell>
          <table:table-cell office:value-type="string" calcext:value-type="string">
            <text:p>['ap04', 'ap05', 'ap06', 'ap07', 'dh01', 'dh06', 'dh09']</text:p>
          </table:table-cell>
          <table:table-cell office:value-type="string" calcext:value-type="string">
            <text:p>['ap01', 'ap03', 'ap04', 'dh02', 'dh03', 'dh07', 'dh11']</text:p>
          </table:table-cell>
          <table:table-cell office:value-type="string" calcext:value-type="string">
            <text:p>['ap01', 'ap03', 'ap04', 'ap05', 'dh03', 'dh07', 'dh08']</text:p>
          </table:table-cell>
          <table:table-cell office:value-type="string" calcext:value-type="string">
            <text:p>['ap06', 'dh03', 'dh04', 'dh08', 'dh09', 'dh10', 'dh11']</text:p>
          </table:table-cell>
          <table:table-cell office:value-type="string" calcext:value-type="string">
            <text:p>['ap03', 'ap06', 'dh01', 'dh03', 'dh05', 'dh07', 'dh09']</text:p>
          </table:table-cell>
          <table:table-cell office:value-type="string" calcext:value-type="string">
            <text:p>['ap03', 'ap04', 'dh01', 'dh02', 'dh05', 'dh08', 'dh11']</text:p>
          </table:table-cell>
          <table:table-cell office:value-type="string" calcext:value-type="string">
            <text:p>['ap01', 'ap03', 'ap04', 'ap07', 'dh04', 'dh09', 'dh10']</text:p>
          </table:table-cell>
          <table:table-cell office:value-type="string" calcext:value-type="string">
            <text:p>['ap04', 'ap07', 'dh01', 'dh02', 'dh03', 'dh06', 'dh08']</text:p>
          </table:table-cell>
          <table:table-cell office:value-type="string" calcext:value-type="string">
            <text:p>['ap03', 'ap04', 'dh01', 'dh02', 'dh06', 'dh10', 'dh11'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'ap01', 'ap03', 'ap06', 'dh06', 'dh07', 'dh08', 'dh10', 'dh11']</text:p>
          </table:table-cell>
          <table:table-cell office:value-type="string" calcext:value-type="string">
            <text:p>['ap01', 'ap05', 'dh02', 'dh06', 'dh07', 'dh08', 'dh09', 'dh10']</text:p>
          </table:table-cell>
          <table:table-cell office:value-type="string" calcext:value-type="string">
            <text:p>['ap04', 'ap07', 'dh03', 'dh04', 'dh05', 'dh06', 'dh08', 'dh10']</text:p>
          </table:table-cell>
          <table:table-cell office:value-type="string" calcext:value-type="string">
            <text:p>['ap01', 'ap03', 'ap04', 'ap05', 'ap07', 'dh04', 'dh07', 'dh11']</text:p>
          </table:table-cell>
          <table:table-cell office:value-type="string" calcext:value-type="string">
            <text:p>['ap05', 'dh01', 'dh03', 'dh04', 'dh06', 'dh08', 'dh09', 'dh10']</text:p>
          </table:table-cell>
          <table:table-cell office:value-type="string" calcext:value-type="string">
            <text:p>['ap04', 'ap06', 'ap07', 'dh02', 'dh04', 'dh08', 'dh09', 'dh10']</text:p>
          </table:table-cell>
          <table:table-cell office:value-type="string" calcext:value-type="string">
            <text:p>['ap01', 'ap03', 'ap04', 'ap07', 'dh01', 'dh02', 'dh03', 'dh04']</text:p>
          </table:table-cell>
          <table:table-cell office:value-type="string" calcext:value-type="string">
            <text:p>['ap03', 'ap04', 'ap07', 'dh01', 'dh05', 'dh07', 'dh08', 'dh10']</text:p>
          </table:table-cell>
          <table:table-cell office:value-type="string" calcext:value-type="string">
            <text:p>['ap01', 'ap03', 'ap04', 'dh01', 'dh05', 'dh07', 'dh10', 'dh11']</text:p>
          </table:table-cell>
          <table:table-cell office:value-type="string" calcext:value-type="string">
            <text:p>['ap01', 'ap03', 'dh01', 'dh03', 'dh04', 'dh07', 'dh08', 'dh09'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'ap03', 'ap05', 'ap07', 'dh01', 'dh04', 'dh06', 'dh07', 'dh08', 'dh11']</text:p>
          </table:table-cell>
          <table:table-cell office:value-type="string" calcext:value-type="string">
            <text:p>['ap03', 'ap04', 'ap07', 'dh04', 'dh05', 'dh06', 'dh07', 'dh09', 'dh10']</text:p>
          </table:table-cell>
          <table:table-cell office:value-type="string" calcext:value-type="string">
            <text:p>['ap01', 'ap03', 'ap04', 'ap05', 'dh01', 'dh02', 'dh04', 'dh10', 'dh11']</text:p>
          </table:table-cell>
          <table:table-cell office:value-type="string" calcext:value-type="string">
            <text:p>['ap05', 'ap07', 'dh01', 'dh03', 'dh04', 'dh05', 'dh06', 'dh07', 'dh09']</text:p>
          </table:table-cell>
          <table:table-cell office:value-type="string" calcext:value-type="string">
            <text:p>['ap04', 'ap07', 'dh01', 'dh03', 'dh05', 'dh07', 'dh08', 'dh09', 'dh10']</text:p>
          </table:table-cell>
          <table:table-cell office:value-type="string" calcext:value-type="string">
            <text:p>['ap01', 'ap05', 'ap07', 'dh01', 'dh03', 'dh04', 'dh05', 'dh06', 'dh11']</text:p>
          </table:table-cell>
          <table:table-cell office:value-type="string" calcext:value-type="string">
            <text:p>['ap01', 'ap03', 'ap05', 'ap07', 'dh02', 'dh03', 'dh04', 'dh05', 'dh06']</text:p>
          </table:table-cell>
          <table:table-cell office:value-type="string" calcext:value-type="string">
            <text:p>['ap01', 'ap04', 'ap05', 'ap06', 'dh01', 'dh04', 'dh08', 'dh09', 'dh11']</text:p>
          </table:table-cell>
          <table:table-cell office:value-type="string" calcext:value-type="string">
            <text:p>['ap03', 'ap05', 'ap07', 'dh03', 'dh04', 'dh05', 'dh07', 'dh09', 'dh11']</text:p>
          </table:table-cell>
          <table:table-cell office:value-type="string" calcext:value-type="string">
            <text:p>['ap04', 'ap05', 'ap06', 'dh01', 'dh02', 'dh03', 'dh06', 'dh08', 'dh09'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'ap04', 'ap07', 'dh02', 'dh03', 'dh04', 'dh06', 'dh07', 'dh08', 'dh09', 'dh11']</text:p>
          </table:table-cell>
          <table:table-cell office:value-type="string" calcext:value-type="string">
            <text:p>['ap01', 'ap03', 'ap06', 'ap07', 'dh02', 'dh03', 'dh04', 'dh07', 'dh10', 'dh11']</text:p>
          </table:table-cell>
          <table:table-cell office:value-type="string" calcext:value-type="string">
            <text:p>['ap03', 'ap05', 'ap06', 'dh01', 'dh02', 'dh04', 'dh05', 'dh09', 'dh10', 'dh11']</text:p>
          </table:table-cell>
          <table:table-cell office:value-type="string" calcext:value-type="string">
            <text:p>['ap03', 'ap04', 'ap07', 'dh02', 'dh03', 'dh05', 'dh06', 'dh08', 'dh09', 'dh10']</text:p>
          </table:table-cell>
          <table:table-cell office:value-type="string" calcext:value-type="string">
            <text:p>['ap01', 'ap03', 'ap06', 'dh02', 'dh03', 'dh05', 'dh06', 'dh08', 'dh10', 'dh11']</text:p>
          </table:table-cell>
          <table:table-cell office:value-type="string" calcext:value-type="string">
            <text:p>['ap01', 'ap04', 'ap05', 'dh02', 'dh03', 'dh04', 'dh05', 'dh08', 'dh09', 'dh10']</text:p>
          </table:table-cell>
          <table:table-cell office:value-type="string" calcext:value-type="string">
            <text:p>['ap01', 'ap03', 'ap07', 'dh01', 'dh02', 'dh04', 'dh05', 'dh07', 'dh09', 'dh11']</text:p>
          </table:table-cell>
          <table:table-cell office:value-type="string" calcext:value-type="string">
            <text:p>['ap01', 'ap03', 'ap05', 'ap06', 'ap07', 'dh02', 'dh04', 'dh07', 'dh09', 'dh10']</text:p>
          </table:table-cell>
          <table:table-cell office:value-type="string" calcext:value-type="string">
            <text:p>['ap01', 'ap05', 'ap06', 'ap07', 'dh01', 'dh03', 'dh04', 'dh06', 'dh09', 'dh11']</text:p>
          </table:table-cell>
          <table:table-cell office:value-type="string" calcext:value-type="string">
            <text:p>['ap01', 'ap04', 'ap05', 'ap06', 'ap07', 'dh02', 'dh04', 'dh05', 'dh07', 'dh11'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'ap01', 'ap03', 'ap04', 'ap05', 'ap06', 'dh02', 'dh03', 'dh06', 'dh07', 'dh08', 'dh10']</text:p>
          </table:table-cell>
          <table:table-cell office:value-type="string" calcext:value-type="string">
            <text:p>['ap04', 'ap05', 'ap06', 'ap07', 'dh01', 'dh02', 'dh03', 'dh05', 'dh08', 'dh10', 'dh11']</text:p>
          </table:table-cell>
          <table:table-cell office:value-type="string" calcext:value-type="string">
            <text:p>['ap01', 'ap03', 'ap05', 'ap07', 'dh02', 'dh03', 'dh04', 'dh05', 'dh06', 'dh07', 'dh10']</text:p>
          </table:table-cell>
          <table:table-cell office:value-type="string" calcext:value-type="string">
            <text:p>['ap03', 'ap04', 'ap05', 'ap07', 'dh02', 'dh03', 'dh05', 'dh06', 'dh07', 'dh09', 'dh10']</text:p>
          </table:table-cell>
          <table:table-cell office:value-type="string" calcext:value-type="string">
            <text:p>['ap01', 'ap03', 'ap05', 'dh01', 'dh03', 'dh05', 'dh07', 'dh08', 'dh09', 'dh10', 'dh11']</text:p>
          </table:table-cell>
          <table:table-cell office:value-type="string" calcext:value-type="string">
            <text:p>['ap01', 'ap04', 'ap05', 'ap06', 'dh02', 'dh03', 'dh04', 'dh07', 'dh08', 'dh09', 'dh10']</text:p>
          </table:table-cell>
          <table:table-cell office:value-type="string" calcext:value-type="string">
            <text:p>['ap01', 'ap03', 'ap06', 'dh02', 'dh05', 'dh06', 'dh07', 'dh08', 'dh09', 'dh10', 'dh11']</text:p>
          </table:table-cell>
          <table:table-cell office:value-type="string" calcext:value-type="string">
            <text:p>['ap01', 'ap03', 'ap05', 'ap06', 'ap07', 'dh01', 'dh03', 'dh05', 'dh07', 'dh08', 'dh10']</text:p>
          </table:table-cell>
          <table:table-cell office:value-type="string" calcext:value-type="string">
            <text:p>['ap01', 'ap03', 'ap05', 'ap07', 'dh02', 'dh03', 'dh05', 'dh06', 'dh07', 'dh10', 'dh11']</text:p>
          </table:table-cell>
          <table:table-cell office:value-type="string" calcext:value-type="string">
            <text:p>['ap03', 'ap05', 'ap06', 'dh02', 'dh03', 'dh04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'ap03', 'ap04', 'ap05', 'ap06', 'ap07', 'dh05', 'dh06', 'dh07', 'dh08', 'dh09', 'dh10', 'dh11']</text:p>
          </table:table-cell>
          <table:table-cell office:value-type="string" calcext:value-type="string">
            <text:p>['ap01', 'ap04', 'ap05', 'ap06', 'ap07', 'dh01', 'dh02', 'dh03', 'dh08', 'dh09', 'dh10', 'dh11']</text:p>
          </table:table-cell>
          <table:table-cell office:value-type="string" calcext:value-type="string">
            <text:p>['ap01', 'ap03', 'ap04', 'ap06', 'ap07', 'dh02', 'dh03', 'dh06', 'dh07', 'dh08', 'dh09', 'dh11']</text:p>
          </table:table-cell>
          <table:table-cell office:value-type="string" calcext:value-type="string">
            <text:p>['ap01', 'ap04', 'ap05', 'ap06', 'dh01', 'dh02', 'dh04', 'dh05', 'dh06', 'dh07', 'dh09', 'dh11']</text:p>
          </table:table-cell>
          <table:table-cell office:value-type="string" calcext:value-type="string">
            <text:p>['ap01', 'ap03', 'ap04', 'ap06', 'ap07', 'dh02', 'dh03', 'dh04', 'dh06', 'dh07', 'dh08', 'dh09']</text:p>
          </table:table-cell>
          <table:table-cell office:value-type="string" calcext:value-type="string">
            <text:p>['ap01', 'ap03', 'ap05', 'ap06', 'ap07', 'dh01', 'dh02', 'dh04', 'dh05', 'dh06', 'dh07', 'dh11']</text:p>
          </table:table-cell>
          <table:table-cell office:value-type="string" calcext:value-type="string">
            <text:p>['ap01', 'ap03', 'ap04', 'ap05', 'dh01', 'dh02', 'dh03', 'dh06', 'dh08', 'dh09', 'dh10', 'dh11']</text:p>
          </table:table-cell>
          <table:table-cell office:value-type="string" calcext:value-type="string">
            <text:p>['ap03', 'ap04', 'ap05', 'ap06', 'dh03', 'dh04', 'dh05', 'dh06', 'dh07', 'dh08', 'dh09', 'dh10']</text:p>
          </table:table-cell>
          <table:table-cell office:value-type="string" calcext:value-type="string">
            <text:p>['ap01', 'ap04', 'ap05', 'ap06', 'ap07', 'dh02', 'dh04', 'dh06', 'dh08', 'dh09', 'dh10', 'dh11']</text:p>
          </table:table-cell>
          <table:table-cell office:value-type="string" calcext:value-type="string">
            <text:p>['ap01', 'ap03', 'ap04', 'ap05', 'ap06', 'ap07', 'dh01', 'dh03', 'dh04', 'dh06', 'dh09', 'dh11'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'ap01', 'ap03', 'ap05', 'ap06', 'dh01', 'dh03', 'dh04', 'dh05', 'dh06', 'dh08', 'dh09', 'dh10', 'dh11']</text:p>
          </table:table-cell>
          <table:table-cell office:value-type="string" calcext:value-type="string">
            <text:p>['ap01', 'ap03', 'ap04', 'ap06', 'dh01', 'dh02', 'dh03', 'dh05', 'dh07', 'dh08', 'dh09', 'dh10', 'dh11']</text:p>
          </table:table-cell>
          <table:table-cell office:value-type="string" calcext:value-type="string">
            <text:p>['ap01', 'ap03', 'ap06', 'ap07', 'dh01', 'dh02', 'dh03', 'dh05', 'dh06', 'dh08', 'dh09', 'dh10', 'dh11']</text:p>
          </table:table-cell>
          <table:table-cell office:value-type="string" calcext:value-type="string">
            <text:p>['ap01', 'ap03', 'ap05', 'ap06', 'ap07', 'dh01', 'dh02', 'dh03', 'dh05', 'dh06', 'dh08', 'dh09', 'dh11']</text:p>
          </table:table-cell>
          <table:table-cell office:value-type="string" calcext:value-type="string">
            <text:p>['ap01', 'ap03', 'ap04', 'ap05', 'ap06', 'dh01', 'dh02', 'dh03', 'dh04', 'dh07', 'dh08', 'dh09', 'dh10']</text:p>
          </table:table-cell>
          <table:table-cell office:value-type="string" calcext:value-type="string">
            <text:p>['ap01', 'ap03', 'ap05', 'ap07', 'dh01', 'dh03', 'dh04', 'dh05', 'dh06', 'dh07', 'dh09', 'dh10', 'dh11']</text:p>
          </table:table-cell>
          <table:table-cell office:value-type="string" calcext:value-type="string">
            <text:p>['ap01', 'ap03', 'ap04', 'ap05', 'ap06', 'ap07', 'dh03', 'dh04', 'dh06', 'dh07', 'dh08', 'dh09', 'dh10']</text:p>
          </table:table-cell>
          <table:table-cell office:value-type="string" calcext:value-type="string">
            <text:p>['ap01', 'ap03', 'ap04', 'ap06', 'ap07', 'dh01', 'dh02', 'dh03', 'dh04', 'dh05', 'dh06', 'dh09', 'dh10']</text:p>
          </table:table-cell>
          <table:table-cell office:value-type="string" calcext:value-type="string">
            <text:p>['ap01', 'ap03', 'ap04', 'ap05', 'ap07', 'dh02', 'dh03', 'dh04', 'dh05', 'dh06', 'dh08', 'dh09', 'dh10']</text:p>
          </table:table-cell>
          <table:table-cell office:value-type="string" calcext:value-type="string">
            <text:p>['ap01', 'ap03', 'ap05', 'ap06', 'ap07', 'dh01', 'dh02', 'dh04', 'dh05', 'dh06', 'dh07', 'dh10', 'dh11'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'ap03', 'ap04', 'ap05', 'ap06', 'ap07', 'dh01', 'dh02', 'dh03', 'dh04', 'dh05', 'dh06', 'dh07', 'dh08', 'dh09']</text:p>
          </table:table-cell>
          <table:table-cell office:value-type="string" calcext:value-type="string">
            <text:p>['ap01', 'ap04', 'ap05', 'ap06', 'ap07', 'dh01', 'dh02', 'dh05', 'dh06', 'dh07', 'dh08', 'dh09', 'dh10', 'dh11']</text:p>
          </table:table-cell>
          <table:table-cell office:value-type="string" calcext:value-type="string">
            <text:p>['ap01', 'ap03', 'ap04', 'ap05', 'ap06', 'ap07', 'dh01', 'dh02', 'dh04', 'dh05', 'dh08', 'dh09', 'dh10', 'dh11']</text:p>
          </table:table-cell>
          <table:table-cell office:value-type="string" calcext:value-type="string">
            <text:p>['ap01', 'ap03', 'ap04', 'ap05', 'ap06', 'ap07', 'dh01', 'dh03', 'dh05', 'dh06', 'dh07', 'dh08', 'dh09', 'dh11']</text:p>
          </table:table-cell>
          <table:table-cell office:value-type="string" calcext:value-type="string">
            <text:p>['ap01', 'ap04', 'ap05', 'ap07', 'dh01', 'dh03', 'dh04', 'dh05', 'dh06', 'dh07', 'dh08', 'dh09', 'dh10', 'dh11']</text:p>
          </table:table-cell>
          <table:table-cell office:value-type="string" calcext:value-type="string">
            <text:p>['ap01', 'ap03', 'ap04', 'ap05', 'ap07', 'dh01', 'dh02', 'dh03', 'dh04', 'dh05', 'dh06', 'dh07', 'dh08', 'dh09']</text:p>
          </table:table-cell>
          <table:table-cell office:value-type="string" calcext:value-type="string">
            <text:p>['ap01', 'ap03', 'ap04', 'ap05', 'ap06', 'ap07', 'dh02', 'dh03', 'dh05', 'dh06', 'dh07', 'dh08', 'dh09', 'dh11']</text:p>
          </table:table-cell>
          <table:table-cell office:value-type="string" calcext:value-type="string">
            <text:p>['ap01', 'ap03', 'ap04', 'ap05', 'ap06', 'ap07', 'dh01', 'dh02', 'dh03', 'dh05', 'dh06', 'dh07', 'dh08', 'dh10']</text:p>
          </table:table-cell>
          <table:table-cell office:value-type="string" calcext:value-type="string">
            <text:p>['ap01', 'ap03', 'ap04', 'ap05', 'ap06', 'ap07', 'dh01', 'dh02', 'dh05', 'dh06', 'dh08', 'dh09', 'dh10', 'dh11']</text:p>
          </table:table-cell>
          <table:table-cell office:value-type="string" calcext:value-type="string">
            <text:p>['ap03', 'ap04', 'ap06', 'ap07', 'dh01', 'dh02', 'dh03', 'dh04', 'dh05', 'dh06', 'dh07', 'dh08', 'dh09', 'dh11'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'ap03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4', 'dh05', 'dh06', 'dh07', 'dh08', 'dh09', 'dh10']</text:p>
          </table:table-cell>
          <table:table-cell office:value-type="string" calcext:value-type="string">
            <text:p>['ap01', 'ap03', 'ap05', 'ap06', 'ap07', 'dh01', 'dh02', 'dh03', 'dh05', 'dh06', 'dh07', 'dh08', 'dh09', 'dh10', 'dh11']</text:p>
          </table:table-cell>
          <table:table-cell office:value-type="string" calcext:value-type="string">
            <text:p>['ap01', 'ap04', 'ap05', 'ap06', 'ap07', 'dh01', 'dh02', 'dh03', 'dh04', 'dh05', 'dh06', 'dh07', 'dh08', 'dh10', 'dh11']</text:p>
          </table:table-cell>
          <table:table-cell office:value-type="string" calcext:value-type="string">
            <text:p>['ap01', 'ap03', 'ap04', 'ap05', 'ap06', 'dh01', 'dh02', 'dh03', 'dh04', 'dh05', 'dh06', 'dh07', 'dh08', 'dh10', 'dh11']</text:p>
          </table:table-cell>
          <table:table-cell office:value-type="string" calcext:value-type="string">
            <text:p>['ap03', 'ap04', 'ap05', 'ap06', 'ap07', 'dh01', 'dh02', 'dh03', 'dh04', 'dh05', 'dh06', 'dh07', 'dh08', 'dh09', 'dh11']</text:p>
          </table:table-cell>
          <table:table-cell office:value-type="string" calcext:value-type="string">
            <text:p>['ap01', 'ap03', 'ap04', 'ap05', 'ap06', 'ap07', 'dh01', 'dh02', 'dh04', 'dh05', 'dh07', 'dh08', 'dh09', 'dh10', 'dh11']</text:p>
          </table:table-cell>
          <table:table-cell office:value-type="string" calcext:value-type="string">
            <text:p>['ap01', 'ap03', 'ap04', 'ap05', 'ap06', 'ap07', 'dh01', 'dh02', 'dh03', 'dh04', 'dh05', 'dh07', 'dh08', 'dh09', 'dh11']</text:p>
          </table:table-cell>
          <table:table-cell office:value-type="string" calcext:value-type="string">
            <text:p>['ap01', 'ap03', 'ap04', 'ap05', 'ap06', 'dh01', 'dh02', 'dh03', 'dh04', 'dh05', 'dh06', 'dh07', 'dh09', 'dh10', 'dh11']</text:p>
          </table:table-cell>
          <table:table-cell office:value-type="string" calcext:value-type="string">
            <text:p>['ap01', 'ap03', 'ap04', 'ap05', 'ap07', 'dh01', 'dh02', 'dh04', 'dh05', 'dh06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table:number-columns-repeated="2" office:value-type="string" calcext:value-type="string">
            <text:p>['ap01', 'ap03', 'ap04', 'ap05', 'ap06', 'ap07', 'dh01', 'dh02', 'dh03', 'dh04', 'dh05', 'dh06', 'dh07', 'dh08', 'dh10', 'dh11']</text:p>
          </table:table-cell>
          <table:table-cell office:value-type="string" calcext:value-type="string">
            <text:p>['ap01', 'ap03', 'ap04', 'ap05', 'ap06', 'ap07', 'dh01', 'dh02', 'dh03', 'dh04', 'dh05', 'dh06', 'dh07', 'dh08', 'dh09', 'dh11']</text:p>
          </table:table-cell>
          <table:table-cell office:value-type="string" calcext:value-type="string">
            <text:p>['ap01', 'ap03', 'ap04', 'ap05', 'ap06', 'ap07', 'dh01', 'dh02', 'dh03', 'dh04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09', 'dh10']</text:p>
          </table:table-cell>
          <table:table-cell office:value-type="string" calcext:value-type="string">
            <text:p>['ap01', 'ap03', 'ap04', 'ap05', 'ap06', 'ap07', 'dh01', 'dh02', 'dh03', 'dh04', 'dh05', 'dh06', 'dh08', 'dh09', 'dh10', 'dh11']</text:p>
          </table:table-cell>
          <table:table-cell office:value-type="string" calcext:value-type="string">
            <text:p>['ap01', 'ap03', 'ap04', 'ap05', 'ap06', 'ap07', 'dh02', 'dh03', 'dh04', 'dh05', 'dh06', 'dh07', 'dh08', 'dh09', 'dh10', 'dh11']</text:p>
          </table:table-cell>
          <table:table-cell office:value-type="string" calcext:value-type="string">
            <text:p>['ap03', 'ap04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7', 'dh01', 'dh02', 'dh03', 'dh04', 'dh05', 'dh06', 'dh07', 'dh08', 'dh09', 'dh10', 'dh11']</text:p>
          </table:table-cell>
          <table:table-cell office:value-type="string" calcext:value-type="string">
            <text:p>['ap01', 'ap03', 'ap05', 'ap06', 'ap07', 'dh01', 'dh02', 'dh03', 'dh04', 'dh05', 'dh06', 'dh07', 'dh08', 'dh09', 'dh10', 'dh11'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ill_5f_mean" style:display-name="PageStyle_skill_me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5f_per_5f_horizon" style:display-name="PageStyle_skill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se_5f_per_5f_horizon" style:display-name="PageStyle_rmse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luded" style:display-name="PageStyle_exclu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4-14T13:27:50</meta:creation-date>
    <dc:date>2020-04-14T13:27:50</dc:date>
    <meta:generator>LibreOffice/6.0.7.3$Linux_X86_64 LibreOffice_project/00m0$Build-3</meta:generator>
    <meta:document-statistic meta:table-count="4" meta:cell-count="850" meta:object-count="0"/>
    <meta:user-defined meta:name="AppVersion">3.0</meta:user-defined>
  </office:meta>
</office:document-meta>
</file>